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3.401cm" style:rel-column-width="13107*"/>
    </style:style>
    <style:style style:name="Tabell1.1" style:family="table-row">
      <style:table-row-properties fo:keep-together="always"/>
    </style:style>
    <style:style style:name="Tabell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1.E1" style:family="table-cell">
      <style:table-cell-properties fo:background-color="transparent"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none" fo:border-top="none" fo:border-bottom="0.05pt solid #000000"/>
    </style:style>
    <style:style style:name="Tabell1.D2" style:family="table-cell">
      <style:table-cell-properties fo:padding="0.097cm" fo:border-left="0.05pt solid #000000" fo:border-right="none" fo:border-top="none" fo:border-bottom="0.05pt solid #000000"/>
    </style:style>
    <style:style style:name="Tabell1.E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none" fo:border-top="none" fo:border-bottom="0.05pt solid #000000"/>
    </style:style>
    <style:style style:name="Tabell1.D3" style:family="table-cell">
      <style:table-cell-properties fo:padding="0.097cm" fo:border-left="0.05pt solid #000000" fo:border-right="none" fo:border-top="none" fo:border-bottom="0.05pt solid #000000"/>
    </style:style>
    <style:style style:name="Tabell1.E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none" fo:border-top="none" fo:border-bottom="0.05pt solid #000000"/>
    </style:style>
    <style:style style:name="Tabell1.D4" style:family="table-cell">
      <style:table-cell-properties fo:padding="0.097cm" fo:border-left="0.05pt solid #000000" fo:border-right="none" fo:border-top="none" fo:border-bottom="0.05pt solid #000000"/>
    </style:style>
    <style:style style:name="Tabell1.E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none" fo:border-top="none" fo:border-bottom="0.05pt solid #000000"/>
    </style:style>
    <style:style style:name="Tabell1.D5" style:family="table-cell">
      <style:table-cell-properties fo:padding="0.097cm" fo:border-left="0.05pt solid #000000" fo:border-right="none" fo:border-top="none" fo:border-bottom="0.05pt solid #000000"/>
    </style:style>
    <style:style style:name="Tabell1.E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none" fo:border-top="none" fo:border-bottom="0.05pt solid #000000"/>
    </style:style>
    <style:style style:name="Tabell1.D6" style:family="table-cell">
      <style:table-cell-properties fo:padding="0.097cm" fo:border-left="0.05pt solid #000000" fo:border-right="none" fo:border-top="none" fo:border-bottom="0.05pt solid #000000"/>
    </style:style>
    <style:style style:name="Tabell1.E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none" fo:border-top="none" fo:border-bottom="0.05pt solid #000000"/>
    </style:style>
    <style:style style:name="Tabell1.D7" style:family="table-cell">
      <style:table-cell-properties fo:padding="0.097cm" fo:border-left="0.05pt solid #000000" fo:border-right="none" fo:border-top="none" fo:border-bottom="0.05pt solid #000000"/>
    </style:style>
    <style:style style:name="Tabell1.E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none" fo:border-top="none" fo:border-bottom="0.05pt solid #000000"/>
    </style:style>
    <style:style style:name="Tabell1.D8" style:family="table-cell">
      <style:table-cell-properties fo:padding="0.097cm" fo:border-left="0.05pt solid #000000" fo:border-right="none" fo:border-top="none" fo:border-bottom="0.05pt solid #000000"/>
    </style:style>
    <style:style style:name="Tabell1.E8" style:family="table-cell">
      <style:table-cell-properties fo:padding="0.097cm" fo:border-left="0.05pt solid #000000" fo:border-right="0.05pt solid #000000" fo:border-top="none" fo:border-bottom="0.05pt solid #000000"/>
    </style:style>
    <style:style style:name="Tabell1.A9" style:family="table-cell">
      <style:table-cell-properties fo:padding="0.097cm" fo:border-left="0.05pt solid #000000" fo:border-right="none" fo:border-top="none" fo:border-bottom="0.05pt solid #000000"/>
    </style:style>
    <style:style style:name="Tabell1.B9" style:family="table-cell">
      <style:table-cell-properties fo:padding="0.097cm" fo:border-left="0.05pt solid #000000" fo:border-right="none" fo:border-top="none" fo:border-bottom="0.05pt solid #000000"/>
    </style:style>
    <style:style style:name="Tabell1.C9" style:family="table-cell">
      <style:table-cell-properties fo:padding="0.097cm" fo:border-left="0.05pt solid #000000" fo:border-right="none" fo:border-top="none" fo:border-bottom="0.05pt solid #000000"/>
    </style:style>
    <style:style style:name="Tabell1.D9" style:family="table-cell">
      <style:table-cell-properties fo:padding="0.097cm" fo:border-left="0.05pt solid #000000" fo:border-right="none" fo:border-top="none" fo:border-bottom="0.05pt solid #000000"/>
    </style:style>
    <style:style style:name="Tabell1.E9" style:family="table-cell">
      <style:table-cell-properties fo:padding="0.097cm" fo:border-left="0.05pt solid #000000" fo:border-right="0.05pt solid #000000" fo:border-top="none" fo:border-bottom="0.05pt solid #000000"/>
    </style:style>
    <style:style style:name="Tabell1.A10" style:family="table-cell">
      <style:table-cell-properties fo:padding="0.097cm" fo:border-left="0.05pt solid #000000" fo:border-right="none" fo:border-top="none" fo:border-bottom="0.05pt solid #000000"/>
    </style:style>
    <style:style style:name="Tabell1.B10" style:family="table-cell">
      <style:table-cell-properties fo:padding="0.097cm" fo:border-left="0.05pt solid #000000" fo:border-right="none" fo:border-top="none" fo:border-bottom="0.05pt solid #000000"/>
    </style:style>
    <style:style style:name="Tabell1.C10" style:family="table-cell">
      <style:table-cell-properties fo:padding="0.097cm" fo:border-left="0.05pt solid #000000" fo:border-right="none" fo:border-top="none" fo:border-bottom="0.05pt solid #000000"/>
    </style:style>
    <style:style style:name="Tabell1.D10" style:family="table-cell">
      <style:table-cell-properties fo:padding="0.097cm" fo:border-left="0.05pt solid #000000" fo:border-right="none" fo:border-top="none" fo:border-bottom="0.05pt solid #000000"/>
    </style:style>
    <style:style style:name="Tabell1.E10" style:family="table-cell">
      <style:table-cell-properties style:vertical-align="middle" fo:padding="0.097cm" fo:border-left="0.05pt solid #000000" fo:border-right="0.05pt solid #000000" fo:border-top="none" fo:border-bottom="0.05pt solid #000000"/>
    </style:style>
    <style:style style:name="Tabell1.A11" style:family="table-cell">
      <style:table-cell-properties fo:padding="0.097cm" fo:border-left="0.05pt solid #000000" fo:border-right="none" fo:border-top="none" fo:border-bottom="0.05pt solid #000000"/>
    </style:style>
    <style:style style:name="Tabell1.B11" style:family="table-cell">
      <style:table-cell-properties fo:padding="0.097cm" fo:border-left="0.05pt solid #000000" fo:border-right="none" fo:border-top="none" fo:border-bottom="0.05pt solid #000000"/>
    </style:style>
    <style:style style:name="Tabell1.C11" style:family="table-cell">
      <style:table-cell-properties fo:padding="0.097cm" fo:border-left="0.05pt solid #000000" fo:border-right="none" fo:border-top="none" fo:border-bottom="0.05pt solid #000000"/>
    </style:style>
    <style:style style:name="Tabell1.D11" style:family="table-cell">
      <style:table-cell-properties fo:padding="0.097cm" fo:border-left="0.05pt solid #000000" fo:border-right="none" fo:border-top="none" fo:border-bottom="0.05pt solid #000000"/>
    </style:style>
    <style:style style:name="Tabell1.A12" style:family="table-cell">
      <style:table-cell-properties fo:padding="0.097cm" fo:border-left="0.05pt solid #000000" fo:border-right="none" fo:border-top="none" fo:border-bottom="0.05pt solid #000000"/>
    </style:style>
    <style:style style:name="Tabell1.B12" style:family="table-cell">
      <style:table-cell-properties fo:padding="0.097cm" fo:border-left="0.05pt solid #000000" fo:border-right="none" fo:border-top="none" fo:border-bottom="0.05pt solid #000000"/>
    </style:style>
    <style:style style:name="Tabell1.C12" style:family="table-cell">
      <style:table-cell-properties fo:padding="0.097cm" fo:border-left="0.05pt solid #000000" fo:border-right="none" fo:border-top="none" fo:border-bottom="0.05pt solid #000000"/>
    </style:style>
    <style:style style:name="Tabell1.D12" style:family="table-cell">
      <style:table-cell-properties fo:padding="0.097cm" fo:border-left="0.05pt solid #000000" fo:border-right="none" fo:border-top="none" fo:border-bottom="0.05pt solid #000000"/>
    </style:style>
    <style:style style:name="Tabell1.E12" style:family="table-cell">
      <style:table-cell-properties fo:padding="0.097cm" fo:border-left="0.05pt solid #000000" fo:border-right="0.05pt solid #000000" fo:border-top="none" fo:border-bottom="0.05pt solid #000000"/>
    </style:style>
    <style:style style:name="Tabell1.A13" style:family="table-cell">
      <style:table-cell-properties fo:padding="0.097cm" fo:border-left="0.05pt solid #000000" fo:border-right="none" fo:border-top="none" fo:border-bottom="0.05pt solid #000000"/>
    </style:style>
    <style:style style:name="Tabell1.B13" style:family="table-cell">
      <style:table-cell-properties fo:padding="0.097cm" fo:border-left="0.05pt solid #000000" fo:border-right="none" fo:border-top="none" fo:border-bottom="0.05pt solid #000000"/>
    </style:style>
    <style:style style:name="Tabell1.C13" style:family="table-cell">
      <style:table-cell-properties fo:padding="0.097cm" fo:border-left="0.05pt solid #000000" fo:border-right="none" fo:border-top="none" fo:border-bottom="0.05pt solid #000000"/>
    </style:style>
    <style:style style:name="Tabell1.D13" style:family="table-cell">
      <style:table-cell-properties fo:padding="0.097cm" fo:border-left="0.05pt solid #000000" fo:border-right="none" fo:border-top="none" fo:border-bottom="0.05pt solid #000000"/>
    </style:style>
    <style:style style:name="Tabell1.E13"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3.401cm" style:rel-column-width="13107*"/>
    </style:style>
    <style:style style:name="Tabell2.1" style:family="table-row">
      <style:table-row-properties fo:keep-together="always"/>
    </style:style>
    <style:style style:name="Tabell2.A1" style:family="table-cell">
      <style:table-cell-properties fo:padding="0.097cm" fo:border-left="0.05pt solid #000000" fo:border-right="none" fo:border-top="0.05pt solid #000000" fo:border-bottom="0.05pt solid #000000"/>
    </style:style>
    <style:style style:name="Tabell2.E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3.401cm" style:rel-column-width="13107*"/>
    </style:style>
    <style:style style:name="Tabell3.1" style:family="table-row">
      <style:table-row-properties fo:keep-together="always"/>
    </style:style>
    <style:style style:name="Tabell3.A1" style:family="table-cell">
      <style:table-cell-properties fo:padding="0.097cm" fo:border-left="0.05pt solid #000000" fo:border-right="none" fo:border-top="0.05pt solid #000000" fo:border-bottom="0.05pt solid #000000"/>
    </style:style>
    <style:style style:name="Tabell3.E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E2" style:family="table-cell">
      <style:table-cell-properties fo:padding="0.097cm" fo:border-left="0.05pt solid #000000" fo:border-right="0.05pt solid #000000" fo:border-top="none" fo:border-bottom="0.05pt solid #000000"/>
    </style:style>
    <style:style style:name="kap4" style:family="table">
      <style:table-properties style:width="17cm" table:align="margins"/>
    </style:style>
    <style:style style:name="kap4.A" style:family="table-column">
      <style:table-column-properties style:column-width="3.401cm" style:rel-column-width="13107*"/>
    </style:style>
    <style:style style:name="kap4.1" style:family="table-row">
      <style:table-row-properties fo:keep-together="always"/>
    </style:style>
    <style:style style:name="kap4.A1" style:family="table-cell">
      <style:table-cell-properties fo:padding="0.097cm" fo:border-left="0.05pt solid #000000" fo:border-right="none" fo:border-top="0.05pt solid #000000" fo:border-bottom="0.05pt solid #000000"/>
    </style:style>
    <style:style style:name="kap4.E1" style:family="table-cell">
      <style:table-cell-properties fo:padding="0.097cm" fo:border="0.05pt solid #000000"/>
    </style:style>
    <style:style style:name="kap4.A2" style:family="table-cell">
      <style:table-cell-properties fo:padding="0.097cm" fo:border-left="0.05pt solid #000000" fo:border-right="none" fo:border-top="none" fo:border-bottom="0.05pt solid #000000"/>
    </style:style>
    <style:style style:name="kap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3.401cm" style:rel-column-width="13107*"/>
    </style:style>
    <style:style style:name="Tabell4.1" style:family="table-row">
      <style:table-row-properties fo:keep-together="always"/>
    </style:style>
    <style:style style:name="Tabell4.A1" style:family="table-cell">
      <style:table-cell-properties fo:padding="0.097cm" fo:border-left="0.05pt solid #000000" fo:border-right="none" fo:border-top="0.05pt solid #000000" fo:border-bottom="0.05pt solid #000000"/>
    </style:style>
    <style:style style:name="Tabell4.E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style:vertical-align="middle" fo:padding="0.097cm" fo:border-left="0.05pt solid #000000" fo:border-right="none" fo:border-top="none" fo:border-bottom="0.05pt solid #000000"/>
    </style:style>
    <style:style style:name="Tabell4.E2" style:family="table-cell">
      <style:table-cell-properties style:vertical-align="middle"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3.401cm" style:rel-column-width="13107*"/>
    </style:style>
    <style:style style:name="Tabell5.1" style:family="table-row">
      <style:table-row-properties fo:keep-together="always"/>
    </style:style>
    <style:style style:name="Tabell5.A1" style:family="table-cell">
      <style:table-cell-properties fo:padding="0.097cm" fo:border-left="0.05pt solid #000000" fo:border-right="none" fo:border-top="0.05pt solid #000000" fo:border-bottom="0.05pt solid #000000"/>
    </style:style>
    <style:style style:name="Tabell5.E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E2" style:family="table-cell">
      <style:table-cell-properties fo:padding="0.097cm" fo:border-left="0.05pt solid #000000" fo:border-right="0.05pt solid #000000" fo:border-top="none" fo:border-bottom="0.05pt solid #000000"/>
    </style:style>
    <style:style style:name="Tabell5.E4" style:family="table-cell">
      <style:table-cell-properties style:vertical-align="middle"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3.401cm" style:rel-column-width="13107*"/>
    </style:style>
    <style:style style:name="Tabell6.1" style:family="table-row">
      <style:table-row-properties fo:keep-together="always"/>
    </style:style>
    <style:style style:name="Tabell6.A1" style:family="table-cell">
      <style:table-cell-properties fo:padding="0.097cm" fo:border-left="0.05pt solid #000000" fo:border-right="none" fo:border-top="0.05pt solid #000000" fo:border-bottom="0.05pt solid #000000"/>
    </style:style>
    <style:style style:name="Tabell6.E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E2" style:family="table-cell">
      <style:table-cell-properties fo:padding="0.097cm" fo:border-left="0.05pt solid #000000" fo:border-right="0.05pt solid #000000" fo:border-top="none" fo:border-bottom="0.05pt solid #000000"/>
    </style:style>
    <style:style style:name="Tabell6.E4" style:family="table-cell">
      <style:table-cell-properties style:vertical-align="middle" fo:padding="0.097cm" fo:border-left="0.05pt solid #000000" fo:border-right="0.05pt solid #000000" fo:border-top="none" fo:border-bottom="0.05pt solid #000000"/>
    </style:style>
    <style:style style:name="Tabell7" style:family="table">
      <style:table-properties style:width="17cm" table:align="margins"/>
    </style:style>
    <style:style style:name="Tabell7.A" style:family="table-column">
      <style:table-column-properties style:column-width="3.401cm" style:rel-column-width="13107*"/>
    </style:style>
    <style:style style:name="Tabell7.1" style:family="table-row">
      <style:table-row-properties fo:keep-together="always"/>
    </style:style>
    <style:style style:name="Tabell7.A1" style:family="table-cell">
      <style:table-cell-properties fo:padding="0.097cm" fo:border-left="0.05pt solid #000000" fo:border-right="none" fo:border-top="0.05pt solid #000000" fo:border-bottom="0.05pt solid #000000"/>
    </style:style>
    <style:style style:name="Tabell7.E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E2" style:family="table-cell">
      <style:table-cell-properties fo:padding="0.097cm" fo:border-left="0.05pt solid #000000" fo:border-right="0.05pt solid #000000" fo:border-top="none" fo:border-bottom="0.05pt solid #000000"/>
    </style:style>
    <style:style style:name="Tabell7.E4" style:family="table-cell">
      <style:table-cell-properties style:vertical-align="middle"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3.399cm" style:rel-column-width="13102*"/>
    </style:style>
    <style:style style:name="Tabell8.B" style:family="table-column">
      <style:table-column-properties style:column-width="3.401cm" style:rel-column-width="13109*"/>
    </style:style>
    <style:style style:name="Tabell8.E" style:family="table-column">
      <style:table-column-properties style:column-width="3.401cm" style:rel-column-width="13113*"/>
    </style:style>
    <style:style style:name="Tabell8.1" style:family="table-row">
      <style:table-row-properties fo:keep-together="always"/>
    </style:style>
    <style:style style:name="Tabell8.A1" style:family="table-cell">
      <style:table-cell-properties fo:padding="0.097cm" fo:border-left="0.05pt solid #000000" fo:border-right="none" fo:border-top="0.05pt solid #000000" fo:border-bottom="0.05pt solid #000000"/>
    </style:style>
    <style:style style:name="Tabell8.E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E2" style:family="table-cell">
      <style:table-cell-properties fo:padding="0.097cm" fo:border-left="0.05pt solid #000000" fo:border-right="0.05pt solid #000000" fo:border-top="none" fo:border-bottom="0.05pt solid #000000"/>
    </style:style>
    <style:style style:name="Tabell8.E4" style:family="table-cell">
      <style:table-cell-properties style:vertical-align="middle"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3.401cm" style:rel-column-width="13107*"/>
    </style:style>
    <style:style style:name="Tabell9.1" style:family="table-row">
      <style:table-row-properties fo:keep-together="always"/>
    </style:style>
    <style:style style:name="Tabell9.A1" style:family="table-cell">
      <style:table-cell-properties fo:padding="0.097cm" fo:border-left="0.05pt solid #000000" fo:border-right="none" fo:border-top="0.05pt solid #000000" fo:border-bottom="0.05pt solid #000000"/>
    </style:style>
    <style:style style:name="Tabell9.E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E2" style:family="table-cell">
      <style:table-cell-properties fo:padding="0.097cm" fo:border-left="0.05pt solid #000000" fo:border-right="0.05pt solid #000000" fo:border-top="none" fo:border-bottom="0.05pt solid #000000"/>
    </style:style>
    <style:style style:name="Tabell9.E4" style:family="table-cell">
      <style:table-cell-properties style:vertical-align="middle" fo:padding="0.097cm" fo:border-left="0.05pt solid #000000" fo:border-right="0.05pt solid #000000" fo:border-top="none" fo:border-bottom="0.05pt solid #000000"/>
    </style:style>
    <style:style style:name="Tabell10" style:family="table">
      <style:table-properties style:width="17cm" table:align="margins"/>
    </style:style>
    <style:style style:name="Tabell10.A" style:family="table-column">
      <style:table-column-properties style:column-width="3.401cm" style:rel-column-width="13107*"/>
    </style:style>
    <style:style style:name="Tabell10.1" style:family="table-row">
      <style:table-row-properties fo:keep-together="always"/>
    </style:style>
    <style:style style:name="Tabell10.A1" style:family="table-cell">
      <style:table-cell-properties fo:padding="0.097cm" fo:border-left="0.05pt solid #000000" fo:border-right="none" fo:border-top="0.05pt solid #000000" fo:border-bottom="0.05pt solid #000000"/>
    </style:style>
    <style:style style:name="Tabell10.E1" style:family="table-cell">
      <style:table-cell-properties fo:padding="0.097cm" fo:border="0.05pt solid #000000"/>
    </style:style>
    <style:style style:name="Tabell10.A2" style:family="table-cell">
      <style:table-cell-properties fo:padding="0.097cm" fo:border-left="0.05pt solid #000000" fo:border-right="none" fo:border-top="none" fo:border-bottom="0.05pt solid #000000"/>
    </style:style>
    <style:style style:name="Tabell10.E2" style:family="table-cell">
      <style:table-cell-properties fo:padding="0.097cm" fo:border-left="0.05pt solid #000000" fo:border-right="0.05pt solid #000000" fo:border-top="none" fo:border-bottom="0.05pt solid #000000"/>
    </style:style>
    <style:style style:name="Tabell10.E4" style:family="table-cell">
      <style:table-cell-properties style:vertical-align="middle" fo:padding="0.097cm" fo:border-left="0.05pt solid #000000" fo:border-right="0.05pt solid #000000" fo:border-top="none" fo:border-bottom="0.05pt solid #000000"/>
    </style:style>
    <style:style style:name="Tabell11" style:family="table">
      <style:table-properties style:width="17cm" table:align="margins"/>
    </style:style>
    <style:style style:name="Tabell11.A" style:family="table-column">
      <style:table-column-properties style:column-width="3.401cm" style:rel-column-width="13107*"/>
    </style:style>
    <style:style style:name="Tabell11.1" style:family="table-row">
      <style:table-row-properties fo:keep-together="always"/>
    </style:style>
    <style:style style:name="Tabell11.A1" style:family="table-cell">
      <style:table-cell-properties fo:padding="0.097cm" fo:border-left="0.05pt solid #000000" fo:border-right="none" fo:border-top="0.05pt solid #000000" fo:border-bottom="0.05pt solid #000000"/>
    </style:style>
    <style:style style:name="Tabell11.E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E2" style:family="table-cell">
      <style:table-cell-properties fo:padding="0.097cm" fo:border-left="0.05pt solid #000000" fo:border-right="0.05pt solid #000000" fo:border-top="none" fo:border-bottom="0.05pt solid #000000"/>
    </style:style>
    <style:style style:name="Tabell11.E4" style:family="table-cell">
      <style:table-cell-properties style:vertical-align="middle" fo:padding="0.097cm" fo:border-left="0.05pt solid #000000" fo:border-right="0.05pt solid #000000" fo:border-top="none" fo:border-bottom="0.05pt solid #000000"/>
    </style:style>
    <style:style style:name="Tabell12" style:family="table">
      <style:table-properties style:width="17cm" table:align="margins"/>
    </style:style>
    <style:style style:name="Tabell12.A" style:family="table-column">
      <style:table-column-properties style:column-width="4.454cm" style:rel-column-width="17169*"/>
    </style:style>
    <style:style style:name="Tabell12.B" style:family="table-column">
      <style:table-column-properties style:column-width="2.346cm" style:rel-column-width="9043*"/>
    </style:style>
    <style:style style:name="Tabell12.C" style:family="table-column">
      <style:table-column-properties style:column-width="3.399cm" style:rel-column-width="13102*"/>
    </style:style>
    <style:style style:name="Tabell12.D" style:family="table-column">
      <style:table-column-properties style:column-width="3.401cm" style:rel-column-width="13109*"/>
    </style:style>
    <style:style style:name="Tabell12.E" style:family="table-column">
      <style:table-column-properties style:column-width="3.401cm" style:rel-column-width="13112*"/>
    </style:style>
    <style:style style:name="Tabell12.1" style:family="table-row">
      <style:table-row-properties fo:keep-together="always"/>
    </style:style>
    <style:style style:name="Tabell12.A1" style:family="table-cell">
      <style:table-cell-properties fo:padding="0.097cm" fo:border-left="0.05pt solid #000000" fo:border-right="none" fo:border-top="0.05pt solid #000000" fo:border-bottom="0.05pt solid #000000"/>
    </style:style>
    <style:style style:name="Tabell12.E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E2" style:family="table-cell">
      <style:table-cell-properties fo:padding="0.097cm" fo:border-left="0.05pt solid #000000" fo:border-right="0.05pt solid #000000" fo:border-top="none" fo:border-bottom="0.05pt solid #000000"/>
    </style:style>
    <style:style style:name="Tabell12.E9" style:family="table-cell">
      <style:table-cell-properties style:vertical-align="middle" fo:padding="0.097cm" fo:border-left="0.05pt solid #000000" fo:border-right="0.05pt solid #000000" fo:border-top="none" fo:border-bottom="0.05pt solid #000000"/>
    </style:style>
    <style:style style:name="Tabell13" style:family="table">
      <style:table-properties style:width="17cm" table:align="margins"/>
    </style:style>
    <style:style style:name="Tabell13.A" style:family="table-column">
      <style:table-column-properties style:column-width="4.454cm" style:rel-column-width="17169*"/>
    </style:style>
    <style:style style:name="Tabell13.B" style:family="table-column">
      <style:table-column-properties style:column-width="2.346cm" style:rel-column-width="9043*"/>
    </style:style>
    <style:style style:name="Tabell13.C" style:family="table-column">
      <style:table-column-properties style:column-width="3.399cm" style:rel-column-width="13102*"/>
    </style:style>
    <style:style style:name="Tabell13.D" style:family="table-column">
      <style:table-column-properties style:column-width="3.401cm" style:rel-column-width="13109*"/>
    </style:style>
    <style:style style:name="Tabell13.E" style:family="table-column">
      <style:table-column-properties style:column-width="3.401cm" style:rel-column-width="13112*"/>
    </style:style>
    <style:style style:name="Tabell13.1" style:family="table-row">
      <style:table-row-properties fo:keep-together="always"/>
    </style:style>
    <style:style style:name="Tabell13.A1" style:family="table-cell">
      <style:table-cell-properties fo:padding="0.097cm" fo:border-left="0.05pt solid #000000" fo:border-right="none" fo:border-top="0.05pt solid #000000" fo:border-bottom="0.05pt solid #000000"/>
    </style:style>
    <style:style style:name="Tabell13.E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E2" style:family="table-cell">
      <style:table-cell-properties fo:padding="0.097cm" fo:border-left="0.05pt solid #000000" fo:border-right="0.05pt solid #000000" fo:border-top="none" fo:border-bottom="0.05pt solid #000000"/>
    </style:style>
    <style:style style:name="Tabell13.E9" style:family="table-cell">
      <style:table-cell-properties style:vertical-align="middle" fo:padding="0.097cm" fo:border-left="0.05pt solid #000000" fo:border-right="0.05pt solid #000000" fo:border-top="none" fo:border-bottom="0.05pt solid #000000"/>
    </style:style>
    <style:style style:name="Tabell14" style:family="table">
      <style:table-properties style:width="17cm" table:align="margins"/>
    </style:style>
    <style:style style:name="Tabell14.A" style:family="table-column">
      <style:table-column-properties style:column-width="4.454cm" style:rel-column-width="17169*"/>
    </style:style>
    <style:style style:name="Tabell14.B" style:family="table-column">
      <style:table-column-properties style:column-width="2.346cm" style:rel-column-width="9043*"/>
    </style:style>
    <style:style style:name="Tabell14.C" style:family="table-column">
      <style:table-column-properties style:column-width="3.399cm" style:rel-column-width="13102*"/>
    </style:style>
    <style:style style:name="Tabell14.D" style:family="table-column">
      <style:table-column-properties style:column-width="3.401cm" style:rel-column-width="13109*"/>
    </style:style>
    <style:style style:name="Tabell14.E" style:family="table-column">
      <style:table-column-properties style:column-width="3.401cm" style:rel-column-width="13112*"/>
    </style:style>
    <style:style style:name="Tabell14.1" style:family="table-row">
      <style:table-row-properties fo:keep-together="always"/>
    </style:style>
    <style:style style:name="Tabell14.A1" style:family="table-cell">
      <style:table-cell-properties fo:padding="0.097cm" fo:border-left="0.05pt solid #000000" fo:border-right="none" fo:border-top="0.05pt solid #000000" fo:border-bottom="0.05pt solid #000000"/>
    </style:style>
    <style:style style:name="Tabell14.E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E2" style:family="table-cell">
      <style:table-cell-properties fo:padding="0.097cm" fo:border-left="0.05pt solid #000000" fo:border-right="0.05pt solid #000000" fo:border-top="none" fo:border-bottom="0.05pt solid #000000"/>
    </style:style>
    <style:style style:name="Tabell15" style:family="table">
      <style:table-properties style:width="17cm" table:align="margins"/>
    </style:style>
    <style:style style:name="Tabell15.A" style:family="table-column">
      <style:table-column-properties style:column-width="4.454cm" style:rel-column-width="17169*"/>
    </style:style>
    <style:style style:name="Tabell15.B" style:family="table-column">
      <style:table-column-properties style:column-width="2.346cm" style:rel-column-width="9043*"/>
    </style:style>
    <style:style style:name="Tabell15.C" style:family="table-column">
      <style:table-column-properties style:column-width="3.399cm" style:rel-column-width="13102*"/>
    </style:style>
    <style:style style:name="Tabell15.D" style:family="table-column">
      <style:table-column-properties style:column-width="3.401cm" style:rel-column-width="13109*"/>
    </style:style>
    <style:style style:name="Tabell15.E" style:family="table-column">
      <style:table-column-properties style:column-width="3.401cm" style:rel-column-width="13112*"/>
    </style:style>
    <style:style style:name="Tabell15.1" style:family="table-row">
      <style:table-row-properties fo:keep-together="always"/>
    </style:style>
    <style:style style:name="Tabell15.A1" style:family="table-cell">
      <style:table-cell-properties fo:padding="0.097cm" fo:border-left="0.05pt solid #000000" fo:border-right="none" fo:border-top="0.05pt solid #000000" fo:border-bottom="0.05pt solid #000000"/>
    </style:style>
    <style:style style:name="Tabell15.E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E2" style:family="table-cell">
      <style:table-cell-properties fo:padding="0.097cm" fo:border-left="0.05pt solid #000000" fo:border-right="0.05pt solid #000000" fo:border-top="none" fo:border-bottom="0.05pt solid #000000"/>
    </style:style>
    <style:style style:name="Tabell15.E9" style:family="table-cell">
      <style:table-cell-properties style:vertical-align="middle" fo:padding="0.097cm" fo:border-left="0.05pt solid #000000" fo:border-right="0.05pt solid #000000" fo:border-top="none" fo:border-bottom="0.05pt solid #000000"/>
    </style:style>
    <style:style style:name="Tabell16" style:family="table">
      <style:table-properties style:width="17cm" table:align="margins"/>
    </style:style>
    <style:style style:name="Tabell16.A" style:family="table-column">
      <style:table-column-properties style:column-width="4.454cm" style:rel-column-width="17169*"/>
    </style:style>
    <style:style style:name="Tabell16.B" style:family="table-column">
      <style:table-column-properties style:column-width="2.346cm" style:rel-column-width="9043*"/>
    </style:style>
    <style:style style:name="Tabell16.C" style:family="table-column">
      <style:table-column-properties style:column-width="3.399cm" style:rel-column-width="13102*"/>
    </style:style>
    <style:style style:name="Tabell16.D" style:family="table-column">
      <style:table-column-properties style:column-width="3.401cm" style:rel-column-width="13109*"/>
    </style:style>
    <style:style style:name="Tabell16.E" style:family="table-column">
      <style:table-column-properties style:column-width="3.401cm" style:rel-column-width="13112*"/>
    </style:style>
    <style:style style:name="Tabell16.1" style:family="table-row">
      <style:table-row-properties fo:keep-together="always"/>
    </style:style>
    <style:style style:name="Tabell16.A1" style:family="table-cell">
      <style:table-cell-properties fo:padding="0.097cm" fo:border-left="0.05pt solid #000000" fo:border-right="none" fo:border-top="0.05pt solid #000000" fo:border-bottom="0.05pt solid #000000"/>
    </style:style>
    <style:style style:name="Tabell16.E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E2" style:family="table-cell">
      <style:table-cell-properties fo:padding="0.097cm" fo:border-left="0.05pt solid #000000" fo:border-right="0.05pt solid #000000" fo:border-top="none" fo:border-bottom="0.05pt solid #000000"/>
    </style:style>
    <style:style style:name="Tabell17" style:family="table">
      <style:table-properties style:width="17cm" table:align="margins"/>
    </style:style>
    <style:style style:name="Tabell17.A" style:family="table-column">
      <style:table-column-properties style:column-width="4.454cm" style:rel-column-width="17169*"/>
    </style:style>
    <style:style style:name="Tabell17.B" style:family="table-column">
      <style:table-column-properties style:column-width="2.346cm" style:rel-column-width="9043*"/>
    </style:style>
    <style:style style:name="Tabell17.C" style:family="table-column">
      <style:table-column-properties style:column-width="3.399cm" style:rel-column-width="13102*"/>
    </style:style>
    <style:style style:name="Tabell17.D" style:family="table-column">
      <style:table-column-properties style:column-width="3.401cm" style:rel-column-width="13109*"/>
    </style:style>
    <style:style style:name="Tabell17.E" style:family="table-column">
      <style:table-column-properties style:column-width="3.401cm" style:rel-column-width="13112*"/>
    </style:style>
    <style:style style:name="Tabell17.1" style:family="table-row">
      <style:table-row-properties fo:keep-together="always"/>
    </style:style>
    <style:style style:name="Tabell17.A1" style:family="table-cell">
      <style:table-cell-properties fo:padding="0.097cm" fo:border-left="0.05pt solid #000000" fo:border-right="none" fo:border-top="0.05pt solid #000000" fo:border-bottom="0.05pt solid #000000"/>
    </style:style>
    <style:style style:name="Tabell17.E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fo:font-weight="bold" style:font-size-asian="11pt" style:font-weight-asian="bold" style:font-size-complex="11pt" style:font-weight-complex="bol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butveckling 1 och webbteknik.nu</text:h>
      <text:h text:style-name="Heading_20_1" text:outline-level="1">Relationer mellan videos, text och arbetsuppgifter</text:h>
      <text:p text:style-name="P6">Om en elev undrar ”var hittar jag svaret på fråga x” eller du vill ha hjälp att planera lektioner, så kan tabellerna nedan vara till hjälp. De visar också hur ordningen ser ut för webbplatsens arbetslistor.</text:p>
      <text:p text:style-name="Text_20_body">Jobbplaneringen på webbplatsen utgår vanligtvis från att eleverna jobbar i denna ordning:</text:p>
      <text:list xml:id="list16135239811" text:style-name="L1">
        <text:list-item>
          <text:p text:style-name="P7">Video</text:p>
        </text:list-item>
        <text:list-item>
          <text:p text:style-name="P7">Textläsning</text:p>
        </text:list-item>
        <text:list-item>
          <text:p text:style-name="P7">Övningsuppgifter</text:p>
        </text:list-item>
      </text:list>
      <text:p text:style-name="Text_20_body">Viktigaste undantaget är direkt i kapitel ett, eftersom jag villa att eleverna ska börja skriva kod så fort som möjligt!</text:p>
      <text:p text:style-name="Text_20_body">Videonamnen är något inkonsekventa, eftersom jag bytte system under resans gång. Efter varje video, så står inom parentes den ordning i vilken de visas om man klickar på ”nästa”.</text:p>
      <text:h text:style-name="Heading_20_2" text:outline-level="2">Kapitel 1 – Vad är webbteknik?</text:h>
      <text:p text:style-name="Text_20_body"/>
      <table:table table:name="Tabell1" table:style-name="Tabell1">
        <table:table-column table:style-name="Tabell1.A" table:number-columns-repeated="5"/>
        <table:table-header-rows>
          <table:table-row table:style-name="Tabell1.1">
            <table:table-cell table:style-name="Tabell1.A1" office:value-type="string">
              <text:p text:style-name="P1">Vad</text:p>
            </table:table-cell>
            <table:table-cell table:style-name="Tabell1.A1" office:value-type="string">
              <text:p text:style-name="P1">Fart</text:p>
            </table:table-cell>
            <table:table-cell table:style-name="Tabell1.A1" office:value-type="string">
              <text:p text:style-name="P1">Video</text:p>
            </table:table-cell>
            <table:table-cell table:style-name="Tabell1.A1" office:value-type="string">
              <text:p text:style-name="P1">Läroboken</text:p>
            </table:table-cell>
            <table:table-cell table:style-name="Tabell1.E1" office:value-type="string">
              <text:p text:style-name="P1">Arbetsboken</text:p>
            </table:table-cell>
          </table:table-row>
        </table:table-header-rows>
        <table:table-row table:style-name="Tabell1.1">
          <table:table-cell table:style-name="Tabell1.D13" office:value-type="string">
            <text:p text:style-name="Table_20_Contents">Första dokument</text:p>
          </table:table-cell>
          <table:table-cell table:style-name="Tabell1.D13" office:value-type="string">
            <text:p text:style-name="Table_20_Contents">Springspår</text:p>
          </table:table-cell>
          <table:table-cell table:style-name="Tabell1.D13" office:value-type="string">
            <text:p text:style-name="Table_20_Contents">kap-1-a-1 (1)</text:p>
            <text:p text:style-name="Table_20_Contents">kap-1-a-2 (2)</text:p>
            <text:p text:style-name="Table_20_Contents">kap-1-a-3 (3)</text:p>
          </table:table-cell>
          <table:table-cell table:style-name="Tabell1.D13" office:value-type="string">
            <text:p text:style-name="Table_20_Contents"/>
            <text:p text:style-name="Table_20_Contents"/>
            <text:p text:style-name="Table_20_Contents"/>
            <text:p text:style-name="Table_20_Contents">1.0 – 1.1.1</text:p>
          </table:table-cell>
          <table:table-cell table:style-name="Tabell1.E13" office:value-type="string">
            <text:p text:style-name="Table_20_Contents">”Uppgift noll”</text:p>
            <text:p text:style-name="Table_20_Contents">1A – editor</text:p>
            <text:p text:style-name="Table_20_Contents">1.1</text:p>
            <text:p text:style-name="Table_20_Contents">1B – sidan</text:p>
            <text:p text:style-name="Table_20_Contents">1.2</text:p>
          </table:table-cell>
        </table:table-row>
        <table:table-row table:style-name="Tabell1.1">
          <table:table-cell table:style-name="Tabell1.D13" office:value-type="string">
            <text:p text:style-name="Table_20_Contents">Standarder</text:p>
            <text:p text:style-name="Table_20_Contents">Validering</text:p>
          </table:table-cell>
          <table:table-cell table:style-name="Tabell1.D13" office:value-type="string">
            <text:p text:style-name="Table_20_Contents">Springspår</text:p>
          </table:table-cell>
          <table:table-cell table:style-name="Tabell1.D13" office:value-type="string">
            <text:p text:style-name="Table_20_Contents">kap-1-a-4 (5)</text:p>
          </table:table-cell>
          <table:table-cell table:style-name="Tabell1.D13" office:value-type="string">
            <text:p text:style-name="Table_20_Contents">1.2</text:p>
            <text:p text:style-name="Table_20_Contents">1.3</text:p>
          </table:table-cell>
          <table:table-cell table:style-name="Tabell1.E13" office:value-type="string">
            <text:p text:style-name="Table_20_Contents">1C – validera</text:p>
          </table:table-cell>
        </table:table-row>
        <table:table-row table:style-name="Tabell1.1">
          <table:table-cell table:style-name="Tabell1.D13" office:value-type="string">
            <text:p text:style-name="Table_20_Contents">Mozilla Thimble</text:p>
          </table:table-cell>
          <table:table-cell table:style-name="Tabell1.D13" office:value-type="string">
            <text:p text:style-name="Table_20_Contents">Bonus, men väldigt enkel</text:p>
          </table:table-cell>
          <table:table-cell table:style-name="Tabell1.D13" office:value-type="string">
            <text:p text:style-name="Table_20_Contents">thimble (4)</text:p>
          </table:table-cell>
          <table:table-cell table:style-name="Tabell1.D13" office:value-type="string">
            <text:p text:style-name="Table_20_Contents"/>
          </table:table-cell>
          <table:table-cell table:style-name="Tabell1.E13" office:value-type="string">
            <text:p text:style-name="Table_20_Contents"/>
          </table:table-cell>
        </table:table-row>
        <table:table-row table:style-name="Tabell1.1">
          <table:table-cell table:style-name="Tabell1.D13" office:value-type="string">
            <text:p text:style-name="Table_20_Contents">Fler standarder</text:p>
            <text:p text:style-name="Table_20_Contents">DNS, URL</text:p>
            <text:p text:style-name="Table_20_Contents">http, https</text:p>
          </table:table-cell>
          <table:table-cell table:style-name="Tabell1.D13" office:value-type="string">
            <text:p text:style-name="Table_20_Contents"/>
          </table:table-cell>
          <table:table-cell table:style-name="Tabell1.D13" office:value-type="string">
            <text:p text:style-name="Table_20_Contents"/>
            <text:p text:style-name="Table_20_Contents"/>
            <text:p text:style-name="Table_20_Contents">wu-lb-1.4.9 TODO</text:p>
          </table:table-cell>
          <table:table-cell table:style-name="Tabell1.D13" office:value-type="string">
            <text:p text:style-name="Table_20_Contents">1.4 – 1.4.1</text:p>
            <text:p text:style-name="Table_20_Contents">1.4.4 – 1.4.9</text:p>
          </table:table-cell>
          <table:table-cell table:style-name="Tabell1.E13" office:value-type="string">
            <text:p text:style-name="Table_20_Contents">1D – domän </text:p>
            <text:p text:style-name="Table_20_Contents">1.3</text:p>
            <text:p text:style-name="Table_20_Contents">1E – http (svår)</text:p>
            <text:p text:style-name="Table_20_Contents">1.4</text:p>
          </table:table-cell>
        </table:table-row>
        <table:table-row table:style-name="Tabell1.1">
          <table:table-cell table:style-name="Tabell1.D13" office:value-type="string">
            <text:p text:style-name="Table_20_Contents">Schema</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2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Auktoritet</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4.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Vattenfallsdiagram</text:p>
          </table:table-cell>
          <table:table-cell table:style-name="Tabell1.D13" office:value-type="string">
            <text:p text:style-name="Table_20_Contents">Fördjupning</text:p>
          </table:table-cell>
          <table:table-cell table:style-name="Tabell1.D13" office:value-type="string">
            <text:p text:style-name="Table_20_Contents">wu-lb-1-5 TODO</text:p>
          </table:table-cell>
          <table:table-cell table:style-name="Tabell1.D13" office:value-type="string">
            <text:p text:style-name="Table_20_Contents">1.5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Cachning</text:p>
          </table:table-cell>
          <table:table-cell table:style-name="Tabell1.D13" office:value-type="string">
            <text:p text:style-name="Table_20_Contents"/>
          </table:table-cell>
          <table:table-cell table:style-name="Tabell1.D13" office:value-type="string">
            <text:p text:style-name="Table_20_Contents">wu-lb-1-6 TODO</text:p>
          </table:table-cell>
          <table:table-cell table:style-name="Tabell1.D13" office:value-type="string">
            <text:p text:style-name="Table_20_Contents">1.6</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Statiska och dynamiska sidor</text:p>
            <text:p text:style-name="Table_20_Contents">Ajax</text:p>
          </table:table-cell>
          <table:table-cell table:style-name="Tabell1.D13" office:value-type="string">
            <text:p text:style-name="Table_20_Contents">Springspår</text:p>
          </table:table-cell>
          <table:table-cell table:style-name="Tabell1.D13" office:value-type="string">
            <text:p text:style-name="Table_20_Contents"/>
          </table:table-cell>
          <table:table-cell table:style-name="Tabell1.D13" office:value-type="string">
            <text:p text:style-name="Table_20_Contents">1.7</text:p>
            <text:p text:style-name="Table_20_Contents"/>
            <text:p text:style-name="Table_20_Contents">1.8</text:p>
          </table:table-cell>
          <table:table-cell table:style-name="Tabell1.E10" table:number-rows-spanned="2" office:value-type="string">
            <text:p text:style-name="Table_20_Contents"><text:s text:c="2"/>1.5</text:p>
          </table:table-cell>
        </table:table-row>
        <table:table-row table:style-name="Tabell1.1">
          <table:table-cell table:style-name="Tabell1.D13" office:value-type="string">
            <text:p text:style-name="Table_20_Contents">Proprietära tekniker</text:p>
          </table:table-cell>
          <table:table-cell table:style-name="Tabell1.D13" office:value-type="string">
            <text:p text:style-name="Table_20_Contents"/>
          </table:table-cell>
          <table:table-cell table:style-name="Tabell1.D13" office:value-type="string">
            <text:p text:style-name="Table_20_Contents"/>
          </table:table-cell>
          <table:table-cell table:style-name="Tabell1.D13" office:value-type="string">
            <text:p text:style-name="Table_20_Contents">1.9 – 1.9.2</text:p>
            <text:p text:style-name="Table_20_Contents">1.9.4</text:p>
          </table:table-cell>
          <table:covered-table-cell/>
        </table:table-row>
        <table:table-row table:style-name="Tabell1.1">
          <table:table-cell table:style-name="Tabell1.D13" office:value-type="string">
            <text:p text:style-name="Table_20_Contents">Öppen källkod och öppna standarder</text:p>
          </table:table-cell>
          <table:table-cell table:style-name="Tabell1.D13" office:value-type="string">
            <text:p text:style-name="Table_20_Contents">Fördjupning</text:p>
          </table:table-cell>
          <table:table-cell table:style-name="Tabell1.D13" office:value-type="string">
            <text:p text:style-name="Table_20_Contents"/>
          </table:table-cell>
          <table:table-cell table:style-name="Tabell1.D13" office:value-type="string">
            <text:p text:style-name="Table_20_Contents">1.9.3 online</text:p>
          </table:table-cell>
          <table:table-cell table:style-name="Tabell1.E13" office:value-type="string">
            <text:p text:style-name="Table_20_Contents"/>
          </table:table-cell>
        </table:table-row>
        <table:table-row table:style-name="Tabell1.1">
          <table:table-cell table:style-name="Tabell1.D13" office:value-type="string">
            <text:p text:style-name="Table_20_Contents">Läs mer</text:p>
            <text:p text:style-name="Table_20_Contents">Varning</text:p>
          </table:table-cell>
          <table:table-cell table:style-name="Tabell1.D13" office:value-type="string">
            <text:p text:style-name="Table_20_Contents"/>
          </table:table-cell>
          <table:table-cell table:style-name="Tabell1.D13" office:value-type="string">
            <text:p text:style-name="Table_20_Contents">wu-lb-1-10 (6)</text:p>
          </table:table-cell>
          <table:table-cell table:style-name="Tabell1.D13" office:value-type="string">
            <text:p text:style-name="Table_20_Contents">1.10</text:p>
            <text:p text:style-name="Table_20_Contents">1.11</text:p>
          </table:table-cell>
          <table:table-cell table:style-name="Tabell1.E13" office:value-type="string">
            <text:p text:style-name="Table_20_Contents">1F – MDN</text:p>
            <text:p text:style-name="Table_20_Contents">1.6</text:p>
          </table:table-cell>
        </table:table-row>
      </table:table>
      <text:h text:style-name="Heading_20_2" text:outline-level="2"><text:soft-page-break/>Kapitel 2 - Utvecklingsprocessen</text:h>
      <text:p text:style-name="Text_20_body">Instruktionsvideor för Git och GitHub finns med i ”tågordningen” för videos trots att de är fördjupning. Just denna fördjupning ligger mig nämligen lite extra varmt om hjärtat.</text:p>
      <text:p text:style-name="Text_20_body"/>
      <table:table table:name="Tabell2" table:style-name="Tabell2">
        <table:table-column table:style-name="Tabell2.A" table:number-columns-repeated="5"/>
        <table:table-header-rows>
          <table:table-row table:style-name="Tabell2.1">
            <table:table-cell table:style-name="Tabell2.A1" office:value-type="string">
              <text:p text:style-name="P1">Vad</text:p>
            </table:table-cell>
            <table:table-cell table:style-name="Tabell2.A1" office:value-type="string">
              <text:p text:style-name="P1">Fart</text:p>
            </table:table-cell>
            <table:table-cell table:style-name="Tabell2.A1" office:value-type="string">
              <text:p text:style-name="P1">Video</text:p>
            </table:table-cell>
            <table:table-cell table:style-name="Tabell2.A1" office:value-type="string">
              <text:p text:style-name="P1">Läroboken</text:p>
            </table:table-cell>
            <table:table-cell table:style-name="Tabell2.E1" office:value-type="string">
              <text:p text:style-name="P1">Arbetsboken</text:p>
            </table:table-cell>
          </table:table-row>
        </table:table-header-rows>
        <table:table-row table:style-name="Tabell2.1">
          <table:table-cell table:style-name="Tabell2.A2" office:value-type="string">
            <text:p text:style-name="Table_20_Contents">Processen</text:p>
            <text:p text:style-name="Table_20_Contents">Baby steps</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0</text:p>
            <text:p text:style-name="Table_20_Contents">2.1</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Roller</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2</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cessen</text:p>
            <text:p text:style-name="Table_20_Contents">Mål, skisser, färger</text:p>
          </table:table-cell>
          <table:table-cell table:style-name="Tabell2.A2" office:value-type="string">
            <text:p text:style-name="Table_20_Contents">Springspår</text:p>
          </table:table-cell>
          <table:table-cell table:style-name="Tabell2.A2" office:value-type="string">
            <text:p text:style-name="Table_20_Contents"/>
          </table:table-cell>
          <table:table-cell table:style-name="Tabell2.A2" office:value-type="string">
            <text:p text:style-name="Table_20_Contents">2.3 – 2.3.3</text:p>
          </table:table-cell>
          <table:table-cell table:style-name="Tabell2.E2" office:value-type="string">
            <text:p text:style-name="Table_20_Contents">2.1</text:p>
            <text:p text:style-name="Table_20_Contents">2A - skisser</text:p>
          </table:table-cell>
        </table:table-row>
        <table:table-row table:style-name="Tabell2.1">
          <table:table-cell table:style-name="Tabell2.A2" office:value-type="string">
            <text:p text:style-name="Table_20_Contents">Stilguide, stadier, lansering</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3.4 – 2.3.8</text:p>
          </table:table-cell>
          <table:table-cell table:style-name="Tabell2.E2" office:value-type="string">
            <text:p text:style-name="Table_20_Contents">2.2</text:p>
          </table:table-cell>
        </table:table-row>
        <table:table-row table:style-name="Tabell2.1">
          <table:table-cell table:style-name="Tabell2.A2" office:value-type="string">
            <text:p text:style-name="Table_20_Contents">Verktyg</text:p>
          </table:table-cell>
          <table:table-cell table:style-name="Tabell2.A2" office:value-type="string">
            <text:p text:style-name="Table_20_Contents">Springspår</text:p>
          </table:table-cell>
          <table:table-cell table:style-name="Tabell2.A2" office:value-type="string">
            <text:p text:style-name="Table_20_Contents">wu-lb-2-4-1 (7)</text:p>
            <text:p text:style-name="Table_20_Contents">wu-lb-2-4-3 (8)</text:p>
          </table:table-cell>
          <table:table-cell table:style-name="Tabell2.A2" office:value-type="string">
            <text:p text:style-name="Table_20_Contents">2.4 – 2.4.3</text:p>
          </table:table-cell>
          <table:table-cell table:style-name="Tabell2.E2" office:value-type="string">
            <text:p text:style-name="Table_20_Contents">2B - webbläsare</text:p>
            <text:p text:style-name="Table_20_Contents">2C - verktyg</text:p>
          </table:table-cell>
        </table:table-row>
        <table:table-row table:style-name="Tabell2.1">
          <table:table-cell table:style-name="Tabell2.A2" office:value-type="string">
            <text:p text:style-name="Table_20_Contents">Fler tillägg</text:p>
            <text:p text:style-name="Table_20_Contents">Utvecklingsserver</text:p>
            <text:p text:style-name="Table_20_Contents">FTP</text:p>
          </table:table-cell>
          <table:table-cell table:style-name="Tabell2.A2" office:value-type="string">
            <text:p text:style-name="Table_20_Contents"/>
          </table:table-cell>
          <table:table-cell table:style-name="Tabell2.A2" office:value-type="string">
            <text:p text:style-name="Table_20_Contents">wu-lb-2-4-4 (9)</text:p>
          </table:table-cell>
          <table:table-cell table:style-name="Tabell2.A2" office:value-type="string">
            <text:p text:style-name="Table_20_Contents">2.4.4 – 2.4.6</text:p>
          </table:table-cell>
          <table:table-cell table:style-name="Tabell2.E2" office:value-type="string">
            <text:p text:style-name="Table_20_Contents">2D - FTP</text:p>
          </table:table-cell>
        </table:table-row>
        <table:table-row table:style-name="Tabell2.1">
          <table:table-cell table:style-name="Tabell2.A2" office:value-type="string">
            <text:p text:style-name="Table_20_Contents">Versionskontroll</text:p>
          </table:table-cell>
          <table:table-cell table:style-name="Tabell2.A2" office:value-type="string">
            <text:p text:style-name="Table_20_Contents">Fördjupning</text:p>
          </table:table-cell>
          <table:table-cell table:style-name="Tabell2.A2" office:value-type="string">
            <text:p text:style-name="Table_20_Contents">git-koncept (10)</text:p>
            <text:p text:style-name="Table_20_Contents">git-installation (11)</text:p>
            <text:p text:style-name="Table_20_Contents">git-start-using (12)</text:p>
            <text:p text:style-name="Table_20_Contents">git-usage (13)</text:p>
          </table:table-cell>
          <table:table-cell table:style-name="Tabell2.A2" office:value-type="string">
            <text:p text:style-name="Table_20_Contents">2.4.7 online</text:p>
          </table:table-cell>
          <table:table-cell table:style-name="Tabell2.E2" office:value-type="string">
            <text:p text:style-name="Table_20_Contents">2E – Git + GitHub</text:p>
          </table:table-cell>
        </table:table-row>
        <table:table-row table:style-name="Tabell2.1">
          <table:table-cell table:style-name="Tabell2.A2" office:value-type="string">
            <text:p text:style-name="Table_20_Contents">Ärende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8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Projekthantering</text:p>
          </table:table-cell>
          <table:table-cell table:style-name="Tabell2.A2" office:value-type="string">
            <text:p text:style-name="Table_20_Contents">Fördjupning</text:p>
          </table:table-cell>
          <table:table-cell table:style-name="Tabell2.A2" office:value-type="string">
            <text:p text:style-name="Table_20_Contents"/>
          </table:table-cell>
          <table:table-cell table:style-name="Tabell2.A2" office:value-type="string">
            <text:p text:style-name="Table_20_Contents">2.4.9 online</text:p>
          </table:table-cell>
          <table:table-cell table:style-name="Tabell2.E2" office:value-type="string">
            <text:p text:style-name="Table_20_Contents"/>
          </table:table-cell>
        </table:table-row>
        <table:table-row table:style-name="Tabell2.1">
          <table:table-cell table:style-name="Tabell2.A2" office:value-type="string">
            <text:p text:style-name="Table_20_Contents">Dela kod online</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2.4.10</text:p>
          </table:table-cell>
          <table:table-cell table:style-name="Tabell2.E2" office:value-type="string">
            <text:p text:style-name="Table_20_Contents">2F</text:p>
          </table:table-cell>
        </table:table-row>
      </table:table>
      <text:h text:style-name="Heading_20_2" text:outline-level="2"/>
      <text:h text:style-name="Heading_20_2" text:outline-level="2">Kapitel 3 – Vad är en bra webbplats?</text:h>
      <text:p text:style-name="Text_20_body"/>
      <table:table table:name="Tabell3" table:style-name="Tabell3">
        <table:table-column table:style-name="Tabell3.A" table:number-columns-repeated="5"/>
        <table:table-header-rows>
          <table:table-row table:style-name="Tabell3.1">
            <table:table-cell table:style-name="Tabell3.A1" office:value-type="string">
              <text:p text:style-name="P1">Vad</text:p>
            </table:table-cell>
            <table:table-cell table:style-name="Tabell3.A1" office:value-type="string">
              <text:p text:style-name="P1">Fart</text:p>
            </table:table-cell>
            <table:table-cell table:style-name="Tabell3.A1" office:value-type="string">
              <text:p text:style-name="P1">Video</text:p>
            </table:table-cell>
            <table:table-cell table:style-name="Tabell3.A1" office:value-type="string">
              <text:p text:style-name="P1">Läroboken</text:p>
            </table:table-cell>
            <table:table-cell table:style-name="Tabell3.E1" office:value-type="string">
              <text:p text:style-name="P1">Arbetsboken</text:p>
            </table:table-cell>
          </table:table-row>
        </table:table-header-rows>
        <table:table-row table:style-name="Tabell3.1">
          <table:table-cell table:style-name="Tabell3.A2" office:value-type="string">
            <text:p text:style-name="Table_20_Contents">Vad är en bra webbpla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text:p>
          </table:table-cell>
          <table:table-cell table:style-name="Tabell3.E2" office:value-type="string">
            <text:p text:style-name="Table_20_Contents">3A Bra och dåliga webbplatser</text:p>
          </table:table-cell>
        </table:table-row>
        <table:table-row table:style-name="Tabell3.1">
          <table:table-cell table:style-name="Tabell3.A2" office:value-type="string">
            <text:p text:style-name="Table_20_Contents">En lättunderhållen webbplats</text:p>
          </table:table-cell>
          <table:table-cell table:style-name="Tabell3.A2" office:value-type="string">
            <text:p text:style-name="Table_20_Contents">Springspår</text:p>
          </table:table-cell>
          <table:table-cell table:style-name="Tabell3.A2" office:value-type="string">
            <text:p text:style-name="Table_20_Contents"/>
          </table:table-cell>
          <table:table-cell table:style-name="Tabell3.A2" office:value-type="string">
            <text:p text:style-name="Table_20_Contents">3.1 – 3.1.4</text:p>
          </table:table-cell>
          <table:table-cell table:style-name="Tabell3.E2" office:value-type="string">
            <text:p text:style-name="Table_20_Contents"/>
          </table:table-cell>
        </table:table-row>
        <table:table-row table:style-name="Tabell3.1">
          <table:table-cell table:style-name="Tabell3.A2" office:value-type="string">
            <text:p text:style-name="Table_20_Contents">Motivera god ko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2</text:p>
            <text:p text:style-name="Table_20_Contents">3.3</text:p>
          </table:table-cell>
          <table:table-cell table:style-name="Tabell3.E2" office:value-type="string">
            <text:p text:style-name="Table_20_Contents">3.1 (Ej springspår)</text:p>
            <text:p text:style-name="Table_20_Contents">3.2 (Ej springspår)</text:p>
            <text:p text:style-name="Table_20_Contents">3B – indrag (Ej springspår)</text:p>
          </table:table-cell>
        </table:table-row>
        <table:table-row table:style-name="Tabell3.1">
          <table:table-cell table:style-name="Tabell3.A2" office:value-type="string">
            <text:p text:style-name="Table_20_Contents">Progressiv förbättring,</text:p>
            <text:p text:style-name="Table_20_Contents">varningssign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3.4 – 3.5</text:p>
          </table:table-cell>
          <table:table-cell table:style-name="Tabell3.E2" office:value-type="string">
            <text:p text:style-name="Table_20_Contents">3.3</text:p>
          </table:table-cell>
        </table:table-row>
      </table:table>
      <text:p text:style-name="Text_20_body"/>
      <text:p text:style-name="Text_20_body"/>
      <text:h text:style-name="Heading_20_2" text:outline-level="2"><text:soft-page-break/>Kapitel 4 – Grundläggande HTML och CSS</text:h>
      <text:p text:style-name="Text_20_body"/>
      <table:table table:name="kap4" table:style-name="kap4">
        <table:table-column table:style-name="kap4.A" table:number-columns-repeated="5"/>
        <table:table-header-rows>
          <table:table-row table:style-name="kap4.1">
            <table:table-cell table:style-name="kap4.A1" office:value-type="string">
              <text:p text:style-name="P1">Vad</text:p>
            </table:table-cell>
            <table:table-cell table:style-name="kap4.A1" office:value-type="string">
              <text:p text:style-name="P1">Fart</text:p>
            </table:table-cell>
            <table:table-cell table:style-name="kap4.A1" office:value-type="string">
              <text:p text:style-name="P1">Video</text:p>
            </table:table-cell>
            <table:table-cell table:style-name="kap4.A1" office:value-type="string">
              <text:p text:style-name="P1">Läroboken</text:p>
            </table:table-cell>
            <table:table-cell table:style-name="kap4.E1" office:value-type="string">
              <text:p text:style-name="P1">Arbetsboken</text:p>
            </table:table-cell>
          </table:table-row>
        </table:table-header-rows>
        <table:table-row table:style-name="kap4.1">
          <table:table-cell table:style-name="kap4.A2" office:value-type="string">
            <text:p text:style-name="Table_20_Contents">HTML-terminologi</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1</text:p>
          </table:table-cell>
          <table:table-cell table:style-name="kap4.E2" office:value-type="string">
            <text:p text:style-name="Table_20_Contents">4.1</text:p>
            <text:p text:style-name="Table_20_Contents">4A</text:p>
          </table:table-cell>
        </table:table-row>
        <table:table-row table:style-name="kap4.1">
          <table:table-cell table:style-name="kap4.A2" office:value-type="string">
            <text:p text:style-name="Table_20_Contents">CSS-terminologi</text:p>
          </table:table-cell>
          <table:table-cell table:style-name="kap4.A2" office:value-type="string">
            <text:p text:style-name="Table_20_Contents">Springspår</text:p>
          </table:table-cell>
          <table:table-cell table:style-name="kap4.A2" office:value-type="string">
            <text:p text:style-name="Table_20_Contents">wu-lb-4-2 (14)</text:p>
          </table:table-cell>
          <table:table-cell table:style-name="kap4.A2" office:value-type="string">
            <text:p text:style-name="Table_20_Contents">4.2</text:p>
          </table:table-cell>
          <table:table-cell table:style-name="kap4.E2" office:value-type="string">
            <text:p text:style-name="Table_20_Contents">4.2</text:p>
            <text:p text:style-name="Table_20_Contents">4B</text:p>
            <text:p text:style-name="Table_20_Contents">4C</text:p>
            <text:p text:style-name="Table_20_Contents">(+ GitHub extra)</text:p>
          </table:table-cell>
        </table:table-row>
        <table:table-row table:style-name="kap4.1">
          <table:table-cell table:style-name="kap4.A2" office:value-type="string">
            <text:p text:style-name="Table_20_Contents">Block och inline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3</text:p>
          </table:table-cell>
          <table:table-cell table:style-name="kap4.E2" office:value-type="string">
            <text:p text:style-name="Table_20_Contents">4.3</text:p>
          </table:table-cell>
        </table:table-row>
        <table:table-row table:style-name="kap4.1">
          <table:table-cell table:style-name="kap4.A2" office:value-type="string">
            <text:p text:style-name="Table_20_Contents">HTML kommenta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4</text:p>
          </table:table-cell>
          <table:table-cell table:style-name="kap4.E2" office:value-type="string">
            <text:p text:style-name="Table_20_Contents"/>
          </table:table-cell>
        </table:table-row>
        <table:table-row table:style-name="kap4.1">
          <table:table-cell table:style-name="kap4.A2" office:value-type="string">
            <text:p text:style-name="Table_20_Contents">Några HTML elemen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5</text:p>
          </table:table-cell>
          <table:table-cell table:style-name="kap4.E2" office:value-type="string">
            <text:p text:style-name="Table_20_Contents">4.4</text:p>
            <text:p text:style-name="Table_20_Contents">4D</text:p>
            <text:p text:style-name="Table_20_Contents">4.5</text:p>
            <text:p text:style-name="Table_20_Contents">4.6</text:p>
          </table:table-cell>
        </table:table-row>
        <table:table-row table:style-name="kap4.1">
          <table:table-cell table:style-name="kap4.A2" office:value-type="string">
            <text:p text:style-name="Table_20_Contents">Några HTML attribut</text:p>
          </table:table-cell>
          <table:table-cell table:style-name="kap4.A2" office:value-type="string">
            <text:p text:style-name="Table_20_Contents">Springspår</text:p>
          </table:table-cell>
          <table:table-cell table:style-name="kap4.A2" office:value-type="string">
            <text:p text:style-name="Table_20_Contents"/>
          </table:table-cell>
          <table:table-cell table:style-name="kap4.A2" office:value-type="string">
            <text:p text:style-name="Table_20_Contents">4.6 – 4.6.3</text:p>
          </table:table-cell>
          <table:table-cell table:style-name="kap4.E2" office:value-type="string">
            <text:p text:style-name="Table_20_Contents">4D:2 (felnumrerad)</text:p>
            <text:p text:style-name="Table_20_Contents">4.7</text:p>
          </table:table-cell>
        </table:table-row>
        <table:table-row table:style-name="kap4.1">
          <table:table-cell table:style-name="kap4.A2" office:value-type="string">
            <text:p text:style-name="Table_20_Contents">Fler HTML attribut</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6.4 – 4.6.6 </text:p>
          </table:table-cell>
          <table:table-cell table:style-name="kap4.E2" office:value-type="string">
            <text:p text:style-name="Table_20_Contents">4.8</text:p>
          </table:table-cell>
        </table:table-row>
        <table:table-row table:style-name="kap4.1">
          <table:table-cell table:style-name="kap4.A2" office:value-type="string">
            <text:p text:style-name="Table_20_Contents">Några CSS selektorer</text:p>
          </table:table-cell>
          <table:table-cell table:style-name="kap4.A2" office:value-type="string">
            <text:p text:style-name="Table_20_Contents">Springspår</text:p>
          </table:table-cell>
          <table:table-cell table:style-name="kap4.A2" office:value-type="string">
            <text:p text:style-name="Table_20_Contents">wu-lb-4-7 (15)</text:p>
          </table:table-cell>
          <table:table-cell table:style-name="kap4.A2" office:value-type="string">
            <text:p text:style-name="Table_20_Contents">4.7 – 4.7.3</text:p>
          </table:table-cell>
          <table:table-cell table:style-name="kap4.E2" office:value-type="string">
            <text:p text:style-name="Table_20_Contents"/>
          </table:table-cell>
        </table:table-row>
        <table:table-row table:style-name="kap4.1">
          <table:table-cell table:style-name="kap4.A2" office:value-type="string">
            <text:p text:style-name="Table_20_Contents">Fler CSS selektor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7.4</text:p>
          </table:table-cell>
          <table:table-cell table:style-name="kap4.E2" office:value-type="string">
            <text:p text:style-name="Table_20_Contents">4.9</text:p>
            <text:p text:style-name="Table_20_Contents"/>
          </table:table-cell>
        </table:table-row>
        <table:table-row table:style-name="kap4.1">
          <table:table-cell table:style-name="kap4.A2" office:value-type="string">
            <text:p text:style-name="Table_20_Contents">Några CSS egenskaper</text:p>
          </table:table-cell>
          <table:table-cell table:style-name="kap4.A2" office:value-type="string">
            <text:p text:style-name="Table_20_Contents">Springspår</text:p>
          </table:table-cell>
          <table:table-cell table:style-name="kap4.A2" office:value-type="string">
            <text:p text:style-name="Table_20_Contents">wu-lb-4-8 (16)</text:p>
          </table:table-cell>
          <table:table-cell table:style-name="kap4.A2" office:value-type="string">
            <text:p text:style-name="Table_20_Contents">4.8 – 4.8.10</text:p>
          </table:table-cell>
          <table:table-cell table:style-name="kap4.E2" office:value-type="string">
            <text:p text:style-name="Table_20_Contents">4E (<text:span text:style-name="T1">svår, ej springspår</text:span>)</text:p>
          </table:table-cell>
        </table:table-row>
        <table:table-row table:style-name="kap4.1">
          <table:table-cell table:style-name="kap4.A2" office:value-type="string">
            <text:p text:style-name="Table_20_Contents">Extern CSS</text:p>
          </table:table-cell>
          <table:table-cell table:style-name="kap4.A2" office:value-type="string">
            <text:p text:style-name="Table_20_Contents">Springspår</text:p>
          </table:table-cell>
          <table:table-cell table:style-name="kap4.A2" office:value-type="string">
            <text:p text:style-name="Table_20_Contents">wu-lb-4-9 (17)</text:p>
          </table:table-cell>
          <table:table-cell table:style-name="kap4.A2" office:value-type="string">
            <text:p text:style-name="Table_20_Contents">4.9</text:p>
          </table:table-cell>
          <table:table-cell table:style-name="kap4.E2" office:value-type="string">
            <text:p text:style-name="Table_20_Contents">4.10</text:p>
          </table:table-cell>
        </table:table-row>
        <table:table-row table:style-name="kap4.1">
          <table:table-cell table:style-name="kap4.A2" office:value-type="string">
            <text:p text:style-name="Table_20_Contents">DOM</text:p>
          </table:table-cell>
          <table:table-cell table:style-name="kap4.A2" office:value-type="string">
            <text:p text:style-name="Table_20_Contents"/>
          </table:table-cell>
          <table:table-cell table:style-name="kap4.A2" office:value-type="string">
            <text:p text:style-name="Table_20_Contents">wu-lb-4-10</text:p>
          </table:table-cell>
          <table:table-cell table:style-name="kap4.A2" office:value-type="string">
            <text:p text:style-name="Table_20_Contents">4.10</text:p>
          </table:table-cell>
          <table:table-cell table:style-name="kap4.E2" office:value-type="string">
            <text:p text:style-name="Table_20_Contents">4F</text:p>
          </table:table-cell>
        </table:table-row>
        <table:table-row table:style-name="kap4.1">
          <table:table-cell table:style-name="kap4.A2" office:value-type="string">
            <text:p text:style-name="Table_20_Contents">Validering</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1 – 4.12</text:p>
          </table:table-cell>
          <table:table-cell table:style-name="kap4.E2" office:value-type="string">
            <text:p text:style-name="Table_20_Contents"/>
          </table:table-cell>
        </table:table-row>
        <table:table-row table:style-name="kap4.1">
          <table:table-cell table:style-name="kap4.A2" office:value-type="string">
            <text:p text:style-name="Table_20_Contents">Läs mer</text:p>
          </table:table-cell>
          <table:table-cell table:style-name="kap4.A2" office:value-type="string">
            <text:p text:style-name="Table_20_Contents"/>
          </table:table-cell>
          <table:table-cell table:style-name="kap4.A2" office:value-type="string">
            <text:p text:style-name="Table_20_Contents"/>
          </table:table-cell>
          <table:table-cell table:style-name="kap4.A2" office:value-type="string">
            <text:p text:style-name="Table_20_Contents">4.13</text:p>
          </table:table-cell>
          <table:table-cell table:style-name="kap4.E2" office:value-type="string">
            <text:p text:style-name="Table_20_Contents"/>
          </table:table-cell>
        </table:table-row>
      </table:table>
      <text:p text:style-name="Text_20_body"/>
      <text:h text:style-name="Heading_20_2" text:outline-level="2">Kapitel 5 – En första sida</text:h>
      <text:p text:style-name="Text_20_body">I detta kapitel byggs en hel webbsida. I alla videos, liksom i boken, så utgår jag från det färdiga resultatet och processen blir därför <text:span text:style-name="T1">linjär</text:span>. I själva verket var det en iterativ process, där kod skrevs, prövades och ändrades.</text:p>
      <text:p text:style-name="Text_20_body">Det är viktigt att eleverna förstår att de inte ska förvänta sig att träffa rätt i första försöket, utan att all utveckling i verkligheten består av sådan här ”trial and error”. Man har tur om man slipper göra mer än ett par <text:span text:style-name="T1">totala</text:span> omstarter! </text:p>
      <text:p text:style-name="Text_20_body">Antalet videos som planeras är ännu väldigt preliminärt.</text:p>
      <text:p text:style-name="Text_20_body"/>
      <text:p text:style-name="Text_20_body"/>
      <table:table table:name="Tabell4" table:style-name="Tabell4">
        <table:table-column table:style-name="Tabell4.A" table:number-columns-repeated="5"/>
        <table:table-header-rows>
          <table:table-row table:style-name="Tabell4.1">
            <table:table-cell table:style-name="Tabell4.A1" office:value-type="string">
              <text:p text:style-name="P1">Vad</text:p>
            </table:table-cell>
            <table:table-cell table:style-name="Tabell4.A1" office:value-type="string">
              <text:p text:style-name="P1">Fart</text:p>
            </table:table-cell>
            <table:table-cell table:style-name="Tabell4.A1" office:value-type="string">
              <text:p text:style-name="P1">Video</text:p>
            </table:table-cell>
            <table:table-cell table:style-name="Tabell4.A1" office:value-type="string">
              <text:p text:style-name="P1">Läroboken</text:p>
            </table:table-cell>
            <table:table-cell table:style-name="Tabell4.E1" office:value-type="string">
              <text:p text:style-name="P1">Arbetsboken</text:p>
            </table:table-cell>
          </table:table-row>
        </table:table-header-rows>
        <table:table-row table:style-name="Tabell4.1">
          <table:table-cell table:style-name="Tabell4.A2" office:value-type="string">
            <text:p text:style-name="Table_20_Contents">HTML för sidan</text:p>
          </table:table-cell>
          <table:table-cell table:style-name="Tabell4.B2" table:number-rows-spanned="8" office:value-type="string">
            <text:p text:style-name="P2">Springspår</text:p>
          </table:table-cell>
          <table:table-cell table:style-name="Tabell4.A2" office:value-type="string">
            <text:p text:style-name="Table_20_Contents">wu-lb-5-1 (18)</text:p>
          </table:table-cell>
          <table:table-cell table:style-name="Tabell4.A2" office:value-type="string">
            <text:p text:style-name="Table_20_Contents">5.0 – 5.1</text:p>
          </table:table-cell>
          <table:table-cell table:style-name="Tabell4.E2" table:number-rows-spanned="8" office:value-type="string">
            <text:p text:style-name="P2">Uppgift 5</text:p>
            <text:p text:style-name="P2"><text:soft-page-break/></text:p>
            <text:p text:style-name="P2">Gör med ”baby steps”!</text:p>
          </table:table-cell>
        </table:table-row>
        <table:table-row table:style-name="Tabell4.1">
          <table:table-cell table:style-name="Tabell4.A2" office:value-type="string">
            <text:p text:style-name="Table_20_Contents">CSS för sidans struktur</text:p>
          </table:table-cell>
          <table:covered-table-cell/>
          <table:table-cell table:style-name="Tabell4.A2" office:value-type="string">
            <text:p text:style-name="Table_20_Contents">wu-lb-5-2 (19)</text:p>
          </table:table-cell>
          <table:table-cell table:style-name="Tabell4.A2" office:value-type="string">
            <text:p text:style-name="Table_20_Contents">5.2</text:p>
          </table:table-cell>
          <table:covered-table-cell/>
        </table:table-row>
        <table:table-row table:style-name="Tabell4.1">
          <table:table-cell table:style-name="Tabell4.A2" office:value-type="string">
            <text:p text:style-name="Table_20_Contents">CSS för länkarna</text:p>
          </table:table-cell>
          <table:covered-table-cell/>
          <table:table-cell table:style-name="Tabell4.A2" office:value-type="string">
            <text:p text:style-name="Table_20_Contents">wu-lb-5-3 (20)</text:p>
          </table:table-cell>
          <table:table-cell table:style-name="Tabell4.A2" office:value-type="string">
            <text:p text:style-name="Table_20_Contents">5.3</text:p>
          </table:table-cell>
          <table:covered-table-cell/>
        </table:table-row>
        <table:table-row table:style-name="Tabell4.1">
          <table:table-cell table:style-name="Tabell4.A2" office:value-type="string">
            <text:p text:style-name="Table_20_Contents">CSS för ellipser</text:p>
          </table:table-cell>
          <table:covered-table-cell/>
          <table:table-cell table:style-name="Tabell4.A2" office:value-type="string">
            <text:p text:style-name="Table_20_Contents"/>
          </table:table-cell>
          <table:table-cell table:style-name="Tabell4.A2" office:value-type="string">
            <text:p text:style-name="Table_20_Contents">5.4</text:p>
          </table:table-cell>
          <table:covered-table-cell/>
        </table:table-row>
        <table:table-row table:style-name="Tabell4.1">
          <table:table-cell table:style-name="Tabell4.A2" office:value-type="string">
            <text:p text:style-name="Table_20_Contents">Typsnitt</text:p>
          </table:table-cell>
          <table:covered-table-cell/>
          <table:table-cell table:style-name="Tabell4.A2" office:value-type="string">
            <text:p text:style-name="Table_20_Contents">wu-lb-5-5 (21)</text:p>
          </table:table-cell>
          <table:table-cell table:style-name="Tabell4.A2" office:value-type="string">
            <text:p text:style-name="Table_20_Contents">5.5</text:p>
          </table:table-cell>
          <table:covered-table-cell/>
        </table:table-row>
        <table:table-row table:style-name="Tabell4.1">
          <table:table-cell table:style-name="Tabell4.A2" office:value-type="string">
            <text:p text:style-name="Table_20_Contents">:first-letter</text:p>
          </table:table-cell>
          <table:covered-table-cell/>
          <table:table-cell table:style-name="Tabell4.A2" office:value-type="string">
            <text:p text:style-name="Table_20_Contents"/>
          </table:table-cell>
          <table:table-cell table:style-name="Tabell4.A2" office:value-type="string">
            <text:p text:style-name="Table_20_Contents">5.6</text:p>
          </table:table-cell>
          <table:covered-table-cell/>
        </table:table-row>
        <table:table-row table:style-name="Tabell4.1">
          <table:table-cell table:style-name="Tabell4.A2" office:value-type="string">
            <text:p text:style-name="Table_20_Contents">Bilden</text:p>
          </table:table-cell>
          <table:covered-table-cell/>
          <table:table-cell table:style-name="Tabell4.A2" office:value-type="string">
            <text:p text:style-name="Table_20_Contents">wu-lb-5-7-a (22)</text:p>
            <text:p text:style-name="Table_20_Contents">wu-lb-5-7-b (23)</text:p>
          </table:table-cell>
          <table:table-cell table:style-name="Tabell4.A2" office:value-type="string">
            <text:p text:style-name="Table_20_Contents">5.7</text:p>
          </table:table-cell>
          <table:covered-table-cell/>
        </table:table-row>
        <table:table-row table:style-name="Tabell4.1">
          <table:table-cell table:style-name="Tabell4.A2" office:value-type="string">
            <text:p text:style-name="Table_20_Contents">Organisation av CSS-koden</text:p>
          </table:table-cell>
          <table:covered-table-cell/>
          <table:table-cell table:style-name="Tabell4.A2" office:value-type="string">
            <text:p text:style-name="Table_20_Contents"/>
          </table:table-cell>
          <table:table-cell table:style-name="Tabell4.A2" office:value-type="string">
            <text:p text:style-name="Table_20_Contents">5.8</text:p>
          </table:table-cell>
          <table:covered-table-cell/>
        </table:table-row>
      </table:table>
      <text:p text:style-name="Text_20_body"/>
      <text:h text:style-name="Heading_20_2" text:outline-level="2">Kapitel 6 – Teckenkodning och fonter</text:h>
      <text:p text:style-name="Text_20_body">I arbetsboken till detta kapitel finns det få frågor som inte hämtats från springspåret. Att göra hela arbetsboken ger en mycket liten extrabörda. Det blir ca 2 sidor mer att läsa, d v s man läser då hela avsnitt 6.5 och 6.11, inklusive alla de punkternas under-avsnitt.</text:p>
      <text:p text:style-name="Text_20_body"/>
      <table:table table:name="Tabell5" table:style-name="Tabell5">
        <table:table-column table:style-name="Tabell5.A" table:number-columns-repeated="5"/>
        <table:table-header-rows>
          <table:table-row table:style-name="Tabell5.1">
            <table:table-cell table:style-name="Tabell5.A1" office:value-type="string">
              <text:p text:style-name="P1">Vad</text:p>
            </table:table-cell>
            <table:table-cell table:style-name="Tabell5.A1" office:value-type="string">
              <text:p text:style-name="P1">Fart</text:p>
            </table:table-cell>
            <table:table-cell table:style-name="Tabell5.A1" office:value-type="string">
              <text:p text:style-name="P1">Video</text:p>
            </table:table-cell>
            <table:table-cell table:style-name="Tabell5.A1" office:value-type="string">
              <text:p text:style-name="P1">Läroboken</text:p>
            </table:table-cell>
            <table:table-cell table:style-name="Tabell5.E1" office:value-type="string">
              <text:p text:style-name="P1">Arbetsboken</text:p>
            </table:table-cell>
          </table:table-row>
        </table:table-header-rows>
        <table:table-row table:style-name="Tabell5.1">
          <table:table-cell table:style-name="Tabell5.A2" office:value-type="string">
            <text:p text:style-name="Table_20_Contents">Teckenkodning</text:p>
            <text:p text:style-name="Table_20_Contents">ASCII</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Nyra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ISO-teckenkod</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2</text:p>
          </table:table-cell>
          <table:table-cell table:style-name="Tabell5.E4" table:number-rows-spanned="2" office:value-type="string">
            <text:p text:style-name="Table_20_Contents">6.1</text:p>
          </table:table-cell>
        </table:table-row>
        <table:table-row table:style-name="Tabell5.1">
          <table:table-cell table:style-name="Tabell5.A2" office:value-type="string">
            <text:p text:style-name="Table_20_Contents">Win-1252</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3</text:p>
          </table:table-cell>
          <table:covered-table-cell/>
        </table:table-row>
        <table:table-row table:style-name="Tabell5.1">
          <table:table-cell table:style-name="Tabell5.A2" office:value-type="string">
            <text:p text:style-name="Table_20_Contents">Entite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4</text:p>
          </table:table-cell>
          <table:table-cell table:style-name="Tabell5.E2" office:value-type="string">
            <text:p text:style-name="Table_20_Contents">6.2</text:p>
          </table:table-cell>
        </table:table-row>
        <table:table-row table:style-name="Tabell5.1">
          <table:table-cell table:style-name="Tabell5.A2" office:value-type="string">
            <text:p text:style-name="Table_20_Contents">Unicode</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5</text:p>
            <text:p text:style-name="Table_20_Contents">Halva 6.5.3</text:p>
            <text:p text:style-name="Table_20_Contents">6.5.4</text:p>
          </table:table-cell>
          <table:table-cell table:style-name="Tabell5.E2" office:value-type="string">
            <text:p text:style-name="Table_20_Contents">Bara fråga 12</text:p>
          </table:table-cell>
        </table:table-row>
        <table:table-row table:style-name="Tabell5.1">
          <table:table-cell table:style-name="Tabell5.A2" office:value-type="string">
            <text:p text:style-name="Table_20_Contents">Glyfer,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1 – 6.5.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 UTF-8</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Halva 6.5.3</text:p>
            <text:p text:style-name="Table_20_Contents">6.5.4</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Teckenkodn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5.3 resten</text:p>
            <text:p text:style-name="Table_20_Contents"/>
          </table:table-cell>
          <table:table-cell table:style-name="Tabell5.E2" office:value-type="string">
            <text:p text:style-name="Table_20_Contents">6.3</text:p>
          </table:table-cell>
        </table:table-row>
        <table:table-row table:style-name="Tabell5.1">
          <table:table-cell table:style-name="Tabell5.A2" office:value-type="string">
            <text:p text:style-name="Table_20_Contents">UTF-8 funktion</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5.5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URL-kodade tecken</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6</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Base64.kodning</text:p>
          </table:table-cell>
          <table:table-cell table:style-name="Tabell5.A2" office:value-type="string">
            <text:p text:style-name="Table_20_Contents">Fördjupning</text:p>
          </table:table-cell>
          <table:table-cell table:style-name="Tabell5.A2" office:value-type="string">
            <text:p text:style-name="Table_20_Contents"/>
          </table:table-cell>
          <table:table-cell table:style-name="Tabell5.A2" office:value-type="string">
            <text:p text:style-name="Table_20_Contents">6.7 online</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pråkförbistring</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8</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Hur ange teckenkodning</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9 – 6.9.2</text:p>
          </table:table-cell>
          <table:table-cell table:style-name="Tabell5.E2" office:value-type="string">
            <text:p text:style-name="Table_20_Contents">6.4</text:p>
          </table:table-cell>
        </table:table-row>
        <table:table-row table:style-name="Tabell5.1">
          <table:table-cell table:style-name="Tabell5.A2" office:value-type="string">
            <text:p text:style-name="Table_20_Contents">BOM, XM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9.3 – 6.9.5</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MIME</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0</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Fonte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text:p>
          </table:table-cell>
          <table:table-cell table:style-name="Tabell5.E2" office:value-type="string">
            <text:p text:style-name="Table_20_Contents">Fråga 18</text:p>
          </table:table-cell>
        </table:table-row>
        <text:soft-page-break/>
        <table:table-row table:style-name="Tabell5.1">
          <table:table-cell table:style-name="Tabell5.A2" office:value-type="string">
            <text:p text:style-name="Table_20_Contents">@font</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1.1</text:p>
          </table:table-cell>
          <table:table-cell table:style-name="Tabell5.E2" office:value-type="string">
            <text:p text:style-name="Table_20_Contents">Fråga 19</text:p>
          </table:table-cell>
        </table:table-row>
        <table:table-row table:style-name="Tabell5.1">
          <table:table-cell table:style-name="Tabell5.A2" office:value-type="string">
            <text:p text:style-name="Table_20_Contents">Font-stackar</text:p>
          </table:table-cell>
          <table:table-cell table:style-name="Tabell5.A2" office:value-type="string">
            <text:p text:style-name="Table_20_Contents">Springspår</text:p>
          </table:table-cell>
          <table:table-cell table:style-name="Tabell5.A2" office:value-type="string">
            <text:p text:style-name="Table_20_Contents"/>
          </table:table-cell>
          <table:table-cell table:style-name="Tabell5.A2" office:value-type="string">
            <text:p text:style-name="Table_20_Contents">6.11.2</text:p>
          </table:table-cell>
          <table:table-cell table:style-name="Tabell5.E2" office:value-type="string">
            <text:p text:style-name="Table_20_Contents">Fråga 20-21</text:p>
          </table:table-cell>
        </table:table-row>
        <table:table-row table:style-name="Tabell5.1">
          <table:table-cell table:style-name="Tabell5.A2" office:value-type="string">
            <text:p text:style-name="Table_20_Contents">Stil</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2</text:p>
          </table:table-cell>
          <table:table-cell table:style-name="Tabell5.E2" office:value-type="string">
            <text:p text:style-name="Table_20_Contents"/>
          </table:table-cell>
        </table:table-row>
        <table:table-row table:style-name="Tabell5.1">
          <table:table-cell table:style-name="Tabell5.A2" office:value-type="string">
            <text:p text:style-name="Table_20_Contents">Summa</text:p>
          </table:table-cell>
          <table:table-cell table:style-name="Tabell5.A2" office:value-type="string">
            <text:p text:style-name="Table_20_Contents"/>
          </table:table-cell>
          <table:table-cell table:style-name="Tabell5.A2" office:value-type="string">
            <text:p text:style-name="Table_20_Contents"/>
          </table:table-cell>
          <table:table-cell table:style-name="Tabell5.A2" office:value-type="string">
            <text:p text:style-name="Table_20_Contents">6.13</text:p>
          </table:table-cell>
          <table:table-cell table:style-name="Tabell5.E2" office:value-type="string">
            <text:p text:style-name="Table_20_Contents"/>
          </table:table-cell>
        </table:table-row>
      </table:table>
      <text:p text:style-name="Text_20_body"/>
      <text:h text:style-name="Heading_20_2" text:outline-level="2">Kapitel 7 – HTML historik och teori</text:h>
      <text:p text:style-name="Text_20_body">Väldigt lite <text:span text:style-name="T1">springspår </text:span>i detta kapitel. Det kan alltså i princip (tills vidare) hoppas över helt.</text:p>
      <text:p text:style-name="Text_20_body">Men se till att dina elever återvänder och läser kapitlet, för här ges en mängd förklaringar på frågor som brukar dyka upp om <text:span text:style-name="T1">varför</text:span> man gör si eller så. Eller varför det dyker upp en &lt;tbody&gt; i DOM-trädet, när man inte skrev någon i koden. </text:p>
      <text:p text:style-name="Text_20_body"/>
      <table:table table:name="Tabell6" table:style-name="Tabell6">
        <table:table-column table:style-name="Tabell6.A" table:number-columns-repeated="5"/>
        <table:table-header-rows>
          <table:table-row table:style-name="Tabell6.1">
            <table:table-cell table:style-name="Tabell6.A1" office:value-type="string">
              <text:p text:style-name="P1">Vad</text:p>
            </table:table-cell>
            <table:table-cell table:style-name="Tabell6.A1" office:value-type="string">
              <text:p text:style-name="P1">Fart</text:p>
            </table:table-cell>
            <table:table-cell table:style-name="Tabell6.A1" office:value-type="string">
              <text:p text:style-name="P1">Video</text:p>
            </table:table-cell>
            <table:table-cell table:style-name="Tabell6.A1" office:value-type="string">
              <text:p text:style-name="P1">Läroboken</text:p>
            </table:table-cell>
            <table:table-cell table:style-name="Tabell6.E1" office:value-type="string">
              <text:p text:style-name="P1">Arbetsboken</text:p>
            </table:table-cell>
          </table:table-row>
        </table:table-header-rows>
        <table:table-row table:style-name="Tabell6.1">
          <table:table-cell table:style-name="Tabell6.A2" office:value-type="string">
            <text:p text:style-name="Table_20_Contents">HTML teori</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 – 7.10.3</text:p>
          </table:table-cell>
          <table:table-cell table:style-name="Tabell6.E2" office:value-type="string">
            <text:p text:style-name="Table_20_Contents">7.1</text:p>
          </table:table-cell>
        </table:table-row>
        <table:table-row table:style-name="Tabell6.1">
          <table:table-cell table:style-name="Tabell6.A2" office:value-type="string">
            <text:p text:style-name="Table_20_Contents">Standardiserings­processen</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lt;em&gt; och &lt;strong&gt;</text:p>
          </table:table-cell>
          <table:table-cell table:style-name="Tabell6.A2" office:value-type="string">
            <text:p text:style-name="Table_20_Contents">Springspår</text:p>
          </table:table-cell>
          <table:table-cell table:style-name="Tabell6.A2" office:value-type="string">
            <text:p text:style-name="Table_20_Contents"/>
          </table:table-cell>
          <table:table-cell table:style-name="Tabell6.A2" office:value-type="string">
            <text:p text:style-name="Table_20_Contents">7.11 – 7.11.2</text:p>
          </table:table-cell>
          <table:table-cell table:style-name="Tabell6.E4" office:value-type="string">
            <text:p text:style-name="Table_20_Contents"/>
          </table:table-cell>
        </table:table-row>
        <table:table-row table:style-name="Tabell6.1">
          <table:table-cell table:style-name="Tabell6.A2" office:value-type="string">
            <text:p text:style-name="Table_20_Contents">Fler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1.3 – 7.11.6</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Boolska attribu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2</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Tomma element</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3 – 7.13.3</text:p>
          </table:table-cell>
          <table:table-cell table:style-name="Tabell6.E2" office:value-type="string">
            <text:p text:style-name="Table_20_Contents">7.2</text:p>
            <text:p text:style-name="Table_20_Contents">7A – använd...</text:p>
            <text:p text:style-name="Table_20_Contents"/>
          </table:table-cell>
        </table:table-row>
        <table:table-row table:style-name="Tabell6.1">
          <table:table-cell table:style-name="Tabell6.A2" office:value-type="string">
            <text:p text:style-name="Table_20_Contents">Implicita element, implicit stängning</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14 – 7.15</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HTML5 content model</text:p>
          </table:table-cell>
          <table:table-cell table:style-name="Tabell6.A2" office:value-type="string">
            <text:p text:style-name="Table_20_Contents">Fördjupning</text:p>
          </table:table-cell>
          <table:table-cell table:style-name="Tabell6.A2" office:value-type="string">
            <text:p text:style-name="Table_20_Contents"/>
          </table:table-cell>
          <table:table-cell table:style-name="Tabell6.A2" office:value-type="string">
            <text:p text:style-name="Table_20_Contents">7.16 online</text:p>
          </table:table-cell>
          <table:table-cell table:style-name="Tabell6.E2" office:value-type="string">
            <text:p text:style-name="Table_20_Contents"/>
          </table:table-cell>
        </table:table-row>
        <table:table-row table:style-name="Tabell6.1">
          <table:table-cell table:style-name="Tabell6.A2" office:value-type="string">
            <text:p text:style-name="Table_20_Contents">XHTML</text:p>
          </table:table-cell>
          <table:table-cell table:style-name="Tabell6.A2" office:value-type="string">
            <text:p text:style-name="Table_20_Contents"/>
          </table:table-cell>
          <table:table-cell table:style-name="Tabell6.A2" office:value-type="string">
            <text:p text:style-name="Table_20_Contents"/>
          </table:table-cell>
          <table:table-cell table:style-name="Tabell6.A2" office:value-type="string">
            <text:p text:style-name="Table_20_Contents">(7.4 – 7.7)</text:p>
          </table:table-cell>
          <table:table-cell table:style-name="Tabell6.E2" office:value-type="string">
            <text:p text:style-name="Table_20_Contents">7B – från HTML till XHTML</text:p>
          </table:table-cell>
        </table:table-row>
      </table:table>
      <text:h text:style-name="Heading_20_2" text:outline-level="2">Kapitel 8 – CSS historik och teori</text:h>
      <text:p text:style-name="Text_20_body"/>
      <table:table table:name="Tabell7" table:style-name="Tabell7">
        <table:table-column table:style-name="Tabell7.A" table:number-columns-repeated="5"/>
        <table:table-header-rows>
          <table:table-row table:style-name="Tabell7.1">
            <table:table-cell table:style-name="Tabell7.A1" office:value-type="string">
              <text:p text:style-name="P1">Vad</text:p>
            </table:table-cell>
            <table:table-cell table:style-name="Tabell7.A1" office:value-type="string">
              <text:p text:style-name="P1">Fart</text:p>
            </table:table-cell>
            <table:table-cell table:style-name="Tabell7.A1" office:value-type="string">
              <text:p text:style-name="P1">Video</text:p>
            </table:table-cell>
            <table:table-cell table:style-name="Tabell7.A1" office:value-type="string">
              <text:p text:style-name="P1">Läroboken</text:p>
            </table:table-cell>
            <table:table-cell table:style-name="Tabell7.E1" office:value-type="string">
              <text:p text:style-name="P1">Arbetsboken</text:p>
            </table:table-cell>
          </table:table-row>
        </table:table-header-rows>
        <table:table-row table:style-name="Tabell7.1">
          <table:table-cell table:style-name="Tabell7.A2" office:value-type="string">
            <text:p text:style-name="Table_20_Contents">Bakgrund, version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 – 8.1.3</text:p>
          </table:table-cell>
          <table:table-cell table:style-name="Tabell7.E2" office:value-type="string">
            <text:p text:style-name="Table_20_Contents">8.1</text:p>
          </table:table-cell>
        </table:table-row>
        <table:table-row table:style-name="Tabell7.1">
          <table:table-cell table:style-name="Tabell7.A2" office:value-type="string">
            <text:p text:style-name="Table_20_Contents">Prefix och runda hörn</text:p>
          </table:table-cell>
          <table:table-cell table:style-name="Tabell7.A2" office:value-type="string">
            <text:p text:style-name="Table_20_Contents">Springspår</text:p>
          </table:table-cell>
          <table:table-cell table:style-name="Tabell7.A2" office:value-type="string">
            <text:p text:style-name="Table_20_Contents">wu-lb-8-1-4</text:p>
          </table:table-cell>
          <table:table-cell table:style-name="Tabell7.A2" office:value-type="string">
            <text:p text:style-name="Table_20_Contents">8.1.4</text:p>
          </table:table-cell>
          <table:table-cell table:style-name="Tabell7.E2" office:value-type="string">
            <text:p text:style-name="Table_20_Contents">(Fråga 5)</text:p>
          </table:table-cell>
        </table:table-row>
        <table:table-row table:style-name="Tabell7.1">
          <table:table-cell table:style-name="Tabell7.A2" office:value-type="string">
            <text:p text:style-name="Table_20_Contents">Gradienter</text:p>
          </table:table-cell>
          <table:table-cell table:style-name="Tabell7.A2" office:value-type="string">
            <text:p text:style-name="Table_20_Contents">Fördjupning</text:p>
          </table:table-cell>
          <table:table-cell table:style-name="Tabell7.A2" office:value-type="string">
            <text:p text:style-name="Table_20_Contents">wu-lb-8-1-5</text:p>
          </table:table-cell>
          <table:table-cell table:style-name="Tabell7.A2" office:value-type="string">
            <text:p text:style-name="Table_20_Contents">8.1.5 online</text:p>
          </table:table-cell>
          <table:table-cell table:style-name="Tabell7.E4" office:value-type="string">
            <text:p text:style-name="Table_20_Contents"/>
          </table:table-cell>
        </table:table-row>
        <table:table-row table:style-name="Tabell7.1">
          <table:table-cell table:style-name="Tabell7.A2" office:value-type="string">
            <text:p text:style-name="Table_20_Contents">Infoga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2 – 8.2.3</text:p>
          </table:table-cell>
          <table:table-cell table:style-name="Tabell7.E4" table:number-rows-spanned="7" office:value-type="string">
            <text:p text:style-name="P2">8.2</text:p>
          </table:table-cell>
        </table:table-row>
        <table:table-row table:style-name="Tabell7.1">
          <table:table-cell table:style-name="Tabell7.A2" office:value-type="string">
            <text:p text:style-name="Table_20_Contents">Måttenhet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3 – 8.3.2, 8.3.4</text:p>
          </table:table-cell>
          <table:covered-table-cell/>
        </table:table-row>
        <table:table-row table:style-name="Tabell7.1">
          <table:table-cell table:style-name="Tabell7.A2" office:value-type="string">
            <text:p text:style-name="Table_20_Contents">Fler måt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3.3, 8.3.5 – 8.3.6</text:p>
          </table:table-cell>
          <table:covered-table-cell/>
        </table:table-row>
        <table:table-row table:style-name="Tabell7.1">
          <table:table-cell table:style-name="Tabell7.A2" office:value-type="string">
            <text:p text:style-name="Table_20_Contents">Selektorer</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 – 8.4.1</text:p>
          </table:table-cell>
          <table:covered-table-cell/>
        </table:table-row>
        <table:table-row table:style-name="Tabell7.1">
          <table:table-cell table:style-name="Tabell7.A2" office:value-type="string">
            <text:p text:style-name="Table_20_Contents">Pseudoklasser, länkar i CS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2 – 8.4.3</text:p>
          </table:table-cell>
          <table:covered-table-cell/>
        </table:table-row>
        <table:table-row table:style-name="Tabell7.1">
          <table:table-cell table:style-name="Tabell7.A2" office:value-type="string">
            <text:p text:style-name="Table_20_Contents">Pseudoklasser, pseudoelemen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4.4 – 8.4.5</text:p>
          </table:table-cell>
          <table:covered-table-cell/>
        </table:table-row>
        <table:table-row table:style-name="Tabell7.1">
          <table:table-cell table:style-name="Tabell7.A2" office:value-type="string">
            <text:p text:style-name="Table_20_Contents">Attributselektorer</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4.6</text:p>
          </table:table-cell>
          <table:covered-table-cell/>
        </table:table-row>
        <table:table-row table:style-name="Tabell7.1">
          <table:table-cell table:style-name="Tabell7.A2" office:value-type="string">
            <text:p text:style-name="Table_20_Contents">Specificitet</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5</text:p>
          </table:table-cell>
          <table:table-cell table:style-name="Tabell7.E2" office:value-type="string">
            <text:p text:style-name="Table_20_Contents">8A beräkna specificitet</text:p>
          </table:table-cell>
        </table:table-row>
        <table:table-row table:style-name="Tabell7.1">
          <table:table-cell table:style-name="Tabell7.A2" office:value-type="string">
            <text:p text:style-name="Table_20_Contents">!important, arv, kaskaden, reset</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6 – 8.9</text:p>
          </table:table-cell>
          <table:table-cell table:style-name="Tabell7.E2" office:value-type="string">
            <text:p text:style-name="Table_20_Contents">Fråga 11-13</text:p>
          </table:table-cell>
        </table:table-row>
        <table:table-row table:style-name="Tabell7.1">
          <table:table-cell table:style-name="Tabell7.A2" office:value-type="string">
            <text:p text:style-name="Table_20_Contents">Shorthands</text:p>
          </table:table-cell>
          <table:table-cell table:style-name="Tabell7.A2" office:value-type="string">
            <text:p text:style-name="Table_20_Contents">Springspår</text:p>
          </table:table-cell>
          <table:table-cell table:style-name="Tabell7.A2" office:value-type="string">
            <text:p text:style-name="Table_20_Contents"/>
          </table:table-cell>
          <table:table-cell table:style-name="Tabell7.A2" office:value-type="string">
            <text:p text:style-name="Table_20_Contents">8.10</text:p>
          </table:table-cell>
          <table:table-cell table:style-name="Tabell7.E2" office:value-type="string">
            <text:p text:style-name="Table_20_Contents">8B shorthands (står efter 8.3 i boken)</text:p>
          </table:table-cell>
        </table:table-row>
        <table:table-row table:style-name="Tabell7.1">
          <table:table-cell table:style-name="Tabell7.A2" office:value-type="string">
            <text:p text:style-name="Table_20_Contents">@media</text:p>
          </table:table-cell>
          <table:table-cell table:style-name="Tabell7.A2" office:value-type="string">
            <text:p text:style-name="Table_20_Contents"/>
          </table:table-cell>
          <table:table-cell table:style-name="Tabell7.A2" office:value-type="string">
            <text:p text:style-name="Table_20_Contents"/>
          </table:table-cell>
          <table:table-cell table:style-name="Tabell7.A2" office:value-type="string">
            <text:p text:style-name="Table_20_Contents">8.11</text:p>
          </table:table-cell>
          <table:table-cell table:style-name="Tabell7.E2" office:value-type="string">
            <text:p text:style-name="Table_20_Contents">8.3</text:p>
          </table:table-cell>
        </table:table-row>
      </table:table>
      <text:h text:style-name="Heading_20_2" text:outline-level="2"/>
      <text:h text:style-name="Heading_20_2" text:outline-level="2">Kapitel 9 – Färger och bilder</text:h>
      <text:p text:style-name="Text_20_body"/>
      <table:table table:name="Tabell8" table:style-name="Tabell8">
        <table:table-column table:style-name="Tabell8.A"/>
        <table:table-column table:style-name="Tabell8.B"/>
        <table:table-column table:style-name="Tabell8.A"/>
        <table:table-column table:style-name="Tabell8.B"/>
        <table:table-column table:style-name="Tabell8.E"/>
        <table:table-header-rows>
          <table:table-row table:style-name="Tabell8.1">
            <table:table-cell table:style-name="Tabell8.A1" office:value-type="string">
              <text:p text:style-name="P1">Vad</text:p>
            </table:table-cell>
            <table:table-cell table:style-name="Tabell8.A1" office:value-type="string">
              <text:p text:style-name="P1">Fart</text:p>
            </table:table-cell>
            <table:table-cell table:style-name="Tabell8.A1" office:value-type="string">
              <text:p text:style-name="P1">Video</text:p>
            </table:table-cell>
            <table:table-cell table:style-name="Tabell8.A1" office:value-type="string">
              <text:p text:style-name="P1">Läroboken</text:p>
            </table:table-cell>
            <table:table-cell table:style-name="Tabell8.E1" office:value-type="string">
              <text:p text:style-name="P1">Arbetsboken</text:p>
            </table:table-cell>
          </table:table-row>
        </table:table-header-rows>
        <table:table-row table:style-name="Tabell8.1">
          <table:table-cell table:style-name="Tabell8.A2" office:value-type="string">
            <text:p text:style-name="Table_20_Contents">Färgsystem</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1</text:p>
          </table:table-cell>
          <table:table-cell table:style-name="Tabell8.E2" office:value-type="string">
            <text:p text:style-name="Table_20_Contents"/>
          </table:table-cell>
        </table:table-row>
        <table:table-row table:style-name="Tabell8.1">
          <table:table-cell table:style-name="Tabell8.A2" office:value-type="string">
            <text:p text:style-name="Table_20_Contents">Färgkoder</text:p>
          </table:table-cell>
          <table:table-cell table:style-name="Tabell8.A2" office:value-type="string">
            <text:p text:style-name="Table_20_Contents">Springspår</text:p>
          </table:table-cell>
          <table:table-cell table:style-name="Tabell8.A2" office:value-type="string">
            <text:p text:style-name="Table_20_Contents"/>
          </table:table-cell>
          <table:table-cell table:style-name="Tabell8.A2" office:value-type="string">
            <text:p text:style-name="Table_20_Contents">9.2 – 9.2.5</text:p>
          </table:table-cell>
          <table:table-cell table:style-name="Tabell8.E2" office:value-type="string">
            <text:p text:style-name="Table_20_Contents">9.1</text:p>
          </table:table-cell>
        </table:table-row>
        <table:table-row table:style-name="Tabell8.1">
          <table:table-cell table:style-name="Tabell8.A2" office:value-type="string">
            <text:p text:style-name="Table_20_Contents">Bilder</text:p>
          </table:table-cell>
          <table:table-cell table:style-name="Tabell8.A2" office:value-type="string">
            <text:p text:style-name="Table_20_Contents">Springspår</text:p>
          </table:table-cell>
          <table:table-cell table:style-name="Tabell8.A2" office:value-type="string">
            <text:p text:style-name="Table_20_Contents">wul-lb-9-3-2</text:p>
          </table:table-cell>
          <table:table-cell table:style-name="Tabell8.A2" office:value-type="string">
            <text:p text:style-name="Table_20_Contents">9.3 – 9.3.2</text:p>
          </table:table-cell>
          <table:table-cell table:style-name="Tabell8.E4" office:value-type="string">
            <text:p text:style-name="Table_20_Contents">(Fråga 6)</text:p>
          </table:table-cell>
        </table:table-row>
        <table:table-row table:style-name="Tabell8.1">
          <table:table-cell table:style-name="Tabell8.A2" office:value-type="string">
            <text:p text:style-name="Table_20_Contents">Shorthand för bild</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3.3</text:p>
          </table:table-cell>
          <table:table-cell table:style-name="Tabell8.E4" office:value-type="string">
            <text:p text:style-name="P2"/>
          </table:table-cell>
        </table:table-row>
        <table:table-row table:style-name="Tabell8.1">
          <table:table-cell table:style-name="Tabell8.A2" office:value-type="string">
            <text:p text:style-name="Table_20_Contents">Bildformat</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4 – 9.4.3</text:p>
          </table:table-cell>
          <table:table-cell table:style-name="Tabell8.E4" office:value-type="string">
            <text:p text:style-name="Table_20_Contents">9.2</text:p>
          </table:table-cell>
        </table:table-row>
        <table:table-row table:style-name="Tabell8.1">
          <table:table-cell table:style-name="Tabell8.A2" office:value-type="string">
            <text:p text:style-name="Table_20_Contents">SVG</text:p>
          </table:table-cell>
          <table:table-cell table:style-name="Tabell8.A2" office:value-type="string">
            <text:p text:style-name="Table_20_Contents"/>
          </table:table-cell>
          <table:table-cell table:style-name="Tabell8.A2" office:value-type="string">
            <text:p text:style-name="Table_20_Contents">wu-lb-9-4-4</text:p>
          </table:table-cell>
          <table:table-cell table:style-name="Tabell8.A2" office:value-type="string">
            <text:p text:style-name="Table_20_Contents">9.4.4</text:p>
            <text:p text:style-name="Table_20_Contents"/>
          </table:table-cell>
          <table:table-cell table:style-name="Tabell8.E4" office:value-type="string">
            <text:p text:style-name="Table_20_Contents">9A Testa SVG</text:p>
            <text:p text:style-name="Table_20_Contents"/>
          </table:table-cell>
        </table:table-row>
        <table:table-row table:style-name="Tabell8.1">
          <table:table-cell table:style-name="Tabell8.A2" office:value-type="string">
            <text:p text:style-name="Table_20_Contents">MathML</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4.5</text:p>
          </table:table-cell>
          <table:table-cell table:style-name="Tabell8.E4" office:value-type="string">
            <text:p text:style-name="Table_20_Contents"/>
          </table:table-cell>
        </table:table-row>
        <table:table-row table:style-name="Tabell8.1">
          <table:table-cell table:style-name="Tabell8.A2" office:value-type="string">
            <text:p text:style-name="Table_20_Contents">Canvas och WebGL</text:p>
          </table:table-cell>
          <table:table-cell table:style-name="Tabell8.A2" office:value-type="string">
            <text:p text:style-name="Table_20_Contents"/>
          </table:table-cell>
          <table:table-cell table:style-name="Tabell8.A2" office:value-type="string">
            <text:p text:style-name="Table_20_Contents">wu-lb-9-4-6</text:p>
          </table:table-cell>
          <table:table-cell table:style-name="Tabell8.A2" office:value-type="string">
            <text:p text:style-name="Table_20_Contents">9.4.6 – 9.4.7</text:p>
          </table:table-cell>
          <table:table-cell table:style-name="Tabell8.E4" office:value-type="string">
            <text:p text:style-name="Table_20_Contents">Diskussionsfråga</text:p>
          </table:table-cell>
        </table:table-row>
        <table:table-row table:style-name="Tabell8.1">
          <table:table-cell table:style-name="Tabell8.A2" office:value-type="string">
            <text:p text:style-name="Table_20_Contents">Andra bildformat</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4.8</text:p>
          </table:table-cell>
          <table:table-cell table:style-name="Tabell8.E4" office:value-type="string">
            <text:p text:style-name="Table_20_Contents"/>
          </table:table-cell>
        </table:table-row>
        <table:table-row table:style-name="Tabell8.1">
          <table:table-cell table:style-name="Tabell8.A2" office:value-type="string">
            <text:p text:style-name="Table_20_Contents">Bildoptimering</text:p>
          </table:table-cell>
          <table:table-cell table:style-name="Tabell8.A2" office:value-type="string">
            <text:p text:style-name="Table_20_Contents"/>
          </table:table-cell>
          <table:table-cell table:style-name="Tabell8.A2" office:value-type="string">
            <text:p text:style-name="Table_20_Contents"/>
          </table:table-cell>
          <table:table-cell table:style-name="Tabell8.A2" office:value-type="string">
            <text:p text:style-name="Table_20_Contents">9.5</text:p>
          </table:table-cell>
          <table:table-cell table:style-name="Tabell8.E4" office:value-type="string">
            <text:p text:style-name="Table_20_Contents">Pngcrush</text:p>
          </table:table-cell>
        </table:table-row>
      </table:table>
      <text:h text:style-name="Heading_20_2" text:outline-level="2"/>
      <text:h text:style-name="Heading_20_2" text:outline-level="2">Kapitel 10 – Boxar och sektioner</text:h>
      <text:p text:style-name="Text_20_body"/>
      <table:table table:name="Tabell9" table:style-name="Tabell9">
        <table:table-column table:style-name="Tabell9.A" table:number-columns-repeated="5"/>
        <table:table-header-rows>
          <table:table-row table:style-name="Tabell9.1">
            <table:table-cell table:style-name="Tabell9.A1" office:value-type="string">
              <text:p text:style-name="P1">Vad</text:p>
            </table:table-cell>
            <table:table-cell table:style-name="Tabell9.A1" office:value-type="string">
              <text:p text:style-name="P1">Fart</text:p>
            </table:table-cell>
            <table:table-cell table:style-name="Tabell9.A1" office:value-type="string">
              <text:p text:style-name="P1">Video</text:p>
            </table:table-cell>
            <table:table-cell table:style-name="Tabell9.A1" office:value-type="string">
              <text:p text:style-name="P1">Läroboken</text:p>
            </table:table-cell>
            <table:table-cell table:style-name="Tabell9.E1" office:value-type="string">
              <text:p text:style-name="P1">Arbetsboken</text:p>
            </table:table-cell>
          </table:table-row>
        </table:table-header-rows>
        <table:table-row table:style-name="Tabell9.1">
          <table:table-cell table:style-name="Tabell9.A2" office:value-type="string">
            <text:p text:style-name="Table_20_Contents">Display</text:p>
            <text:p text:style-name="Table_20_Contents">Boxmodellen</text:p>
          </table:table-cell>
          <table:table-cell table:style-name="Tabell9.A2" office:value-type="string">
            <text:p text:style-name="Table_20_Contents">Springspår</text:p>
          </table:table-cell>
          <table:table-cell table:style-name="Tabell9.A2" office:value-type="string">
            <text:p text:style-name="Table_20_Contents"/>
            <text:p text:style-name="Table_20_Contents">wu-lb-10-2</text:p>
          </table:table-cell>
          <table:table-cell table:style-name="Tabell9.A2" office:value-type="string">
            <text:p text:style-name="Table_20_Contents">10 – 10.1</text:p>
            <text:p text:style-name="Table_20_Contents">10.2 – 10.2.1</text:p>
          </table:table-cell>
          <table:table-cell table:style-name="Tabell9.E2" office:value-type="string">
            <text:p text:style-name="Table_20_Contents">(Fråga 1)</text:p>
          </table:table-cell>
        </table:table-row>
        <text:soft-page-break/>
        <table:table-row table:style-name="Tabell9.1">
          <table:table-cell table:style-name="Tabell9.A2" office:value-type="string">
            <text:p text:style-name="Table_20_Contents">Boxmodellen i quirks mode och CSS 3, outline</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2.2 – 10.2.4</text:p>
          </table:table-cell>
          <table:table-cell table:style-name="Tabell9.E2" office:value-type="string">
            <text:p text:style-name="Table_20_Contents">10.1</text:p>
          </table:table-cell>
        </table:table-row>
        <table:table-row table:style-name="Tabell9.1">
          <table:table-cell table:style-name="Tabell9.A2" office:value-type="string">
            <text:p text:style-name="Table_20_Contents">Positionering</text:p>
          </table:table-cell>
          <table:table-cell table:style-name="Tabell9.A2" office:value-type="string">
            <text:p text:style-name="Table_20_Contents">Springspår</text:p>
          </table:table-cell>
          <table:table-cell table:style-name="Tabell9.A2" office:value-type="string">
            <text:p text:style-name="Table_20_Contents">wu-lb-10-3</text:p>
          </table:table-cell>
          <table:table-cell table:style-name="Tabell9.A2" office:value-type="string">
            <text:p text:style-name="Table_20_Contents">10.3 – 10.3.4</text:p>
          </table:table-cell>
          <table:table-cell table:style-name="Tabell9.E4" office:value-type="string">
            <text:p text:style-name="P3">10A placera boxar</text:p>
          </table:table-cell>
        </table:table-row>
        <table:table-row table:style-name="Tabell9.1">
          <table:table-cell table:style-name="Tabell9.A2" office:value-type="string">
            <text:p text:style-name="Table_20_Contents">Transform</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3.5</text:p>
          </table:table-cell>
          <table:table-cell table:style-name="Tabell9.E4" office:value-type="string">
            <text:p text:style-name="P3">10B transform</text:p>
          </table:table-cell>
        </table:table-row>
        <table:table-row table:style-name="Tabell9.1">
          <table:table-cell table:style-name="Tabell9.A2" office:value-type="string">
            <text:p text:style-name="Table_20_Contents">Outline, sektioner</text:p>
          </table:table-cell>
          <table:table-cell table:style-name="Tabell9.A2" office:value-type="string">
            <text:p text:style-name="Table_20_Contents"/>
          </table:table-cell>
          <table:table-cell table:style-name="Tabell9.A2" office:value-type="string">
            <text:p text:style-name="Table_20_Contents"/>
          </table:table-cell>
          <table:table-cell table:style-name="Tabell9.A2" office:value-type="string">
            <text:p text:style-name="Table_20_Contents">10.4 – 10.5.4</text:p>
          </table:table-cell>
          <table:table-cell table:style-name="Tabell9.E4" office:value-type="string">
            <text:p text:style-name="Table_20_Contents">10.2</text:p>
          </table:table-cell>
        </table:table-row>
      </table:table>
      <text:h text:style-name="Heading_20_2" text:outline-level="2">Kapitel 11 – Tvåspaltslayout med float</text:h>
      <text:p text:style-name="Text_20_body"/>
      <table:table table:name="Tabell10" table:style-name="Tabell10">
        <table:table-column table:style-name="Tabell10.A" table:number-columns-repeated="5"/>
        <table:table-header-rows>
          <table:table-row table:style-name="Tabell10.1">
            <table:table-cell table:style-name="Tabell10.A1" office:value-type="string">
              <text:p text:style-name="P1">Vad</text:p>
            </table:table-cell>
            <table:table-cell table:style-name="Tabell10.A1" office:value-type="string">
              <text:p text:style-name="P1">Fart</text:p>
            </table:table-cell>
            <table:table-cell table:style-name="Tabell10.A1" office:value-type="string">
              <text:p text:style-name="P1">Video</text:p>
            </table:table-cell>
            <table:table-cell table:style-name="Tabell10.A1" office:value-type="string">
              <text:p text:style-name="P1">Läroboken</text:p>
            </table:table-cell>
            <table:table-cell table:style-name="Tabell10.E1" office:value-type="string">
              <text:p text:style-name="P1">Arbetsboken</text:p>
            </table:table-cell>
          </table:table-row>
        </table:table-header-rows>
        <table:table-row table:style-name="Tabell10.1">
          <table:table-cell table:style-name="Tabell10.A2" office:value-type="string">
            <text:p text:style-name="Table_20_Contents">Layoutspalter</text:p>
          </table:table-cell>
          <table:table-cell table:style-name="Tabell10.A2" office:value-type="string">
            <text:p text:style-name="Table_20_Contents">Springspår</text:p>
          </table:table-cell>
          <table:table-cell table:style-name="Tabell10.A2" office:value-type="string">
            <text:p text:style-name="Table_20_Contents">wu-lb-11</text:p>
          </table:table-cell>
          <table:table-cell table:style-name="Tabell10.A2" office:value-type="string">
            <text:p text:style-name="Table_20_Contents">11</text:p>
          </table:table-cell>
          <table:table-cell table:style-name="Tabell10.E2" office:value-type="string">
            <text:p text:style-name="Table_20_Contents">11A</text:p>
          </table:table-cell>
        </table:table-row>
        <table:table-row table:style-name="Tabell10.1">
          <table:table-cell table:style-name="Tabell10.A2" office:value-type="string">
            <text:p text:style-name="Table_20_Contents">Layout med CSS</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1</text:p>
          </table:table-cell>
          <table:table-cell table:style-name="Tabell10.E2" office:value-type="string">
            <text:p text:style-name="Table_20_Contents">11.1 Fråga 1-2</text:p>
          </table:table-cell>
        </table:table-row>
        <table:table-row table:style-name="Tabell10.1">
          <table:table-cell table:style-name="Tabell10.A2" office:value-type="string">
            <text:p text:style-name="Table_20_Contents">Exempel (Läxhjälpen)</text:p>
          </table:table-cell>
          <table:table-cell table:style-name="Tabell10.A2" office:value-type="string">
            <text:p text:style-name="Table_20_Contents">Springspår</text:p>
          </table:table-cell>
          <table:table-cell table:style-name="Tabell10.A2" office:value-type="string">
            <text:p text:style-name="Table_20_Contents">wu-lb-11-2</text:p>
          </table:table-cell>
          <table:table-cell table:style-name="Tabell10.A2" office:value-type="string">
            <text:p text:style-name="Table_20_Contents">11.2</text:p>
          </table:table-cell>
          <table:table-cell table:style-name="Tabell10.E4" office:value-type="string">
            <text:p text:style-name="P3"/>
          </table:table-cell>
        </table:table-row>
        <table:table-row table:style-name="Tabell10.1">
          <table:table-cell table:style-name="Tabell10.A2" office:value-type="string">
            <text:p text:style-name="Table_20_Contents">Float</text:p>
          </table:table-cell>
          <table:table-cell table:style-name="Tabell10.A2" office:value-type="string">
            <text:p text:style-name="Table_20_Contents">Springspår</text:p>
          </table:table-cell>
          <table:table-cell table:style-name="Tabell10.A2" office:value-type="string">
            <text:p text:style-name="Table_20_Contents">wu-lb-11-3</text:p>
          </table:table-cell>
          <table:table-cell table:style-name="Tabell10.A2" office:value-type="string">
            <text:p text:style-name="Table_20_Contents">11.3</text:p>
          </table:table-cell>
          <table:table-cell table:style-name="Tabell10.E4" office:value-type="string">
            <text:p text:style-name="P3"/>
          </table:table-cell>
        </table:table-row>
        <table:table-row table:style-name="Tabell10.1">
          <table:table-cell table:style-name="Tabell10.A2" office:value-type="string">
            <text:p text:style-name="Table_20_Contents">Hur float fungerar</text:p>
          </table:table-cell>
          <table:table-cell table:style-name="Tabell10.A2" office:value-type="string">
            <text:p text:style-name="Table_20_Contents">Springspår</text:p>
          </table:table-cell>
          <table:table-cell table:style-name="Tabell10.A2" office:value-type="string">
            <text:p text:style-name="Table_20_Contents">wu-lb-11-3-1</text:p>
          </table:table-cell>
          <table:table-cell table:style-name="Tabell10.A2" office:value-type="string">
            <text:p text:style-name="Table_20_Contents">11.3.1</text:p>
          </table:table-cell>
          <table:table-cell table:style-name="Tabell10.E4" office:value-type="string">
            <text:p text:style-name="P3">11.1 Fråga 3</text:p>
          </table:table-cell>
        </table:table-row>
        <table:table-row table:style-name="Tabell10.1">
          <table:table-cell table:style-name="Tabell10.A2" office:value-type="string">
            <text:p text:style-name="Table_20_Contents">Läxhjälpens 2 spalter</text:p>
          </table:table-cell>
          <table:table-cell table:style-name="Tabell10.A2" office:value-type="string">
            <text:p text:style-name="Table_20_Contents">Springspår</text:p>
          </table:table-cell>
          <table:table-cell table:style-name="Tabell10.A2" office:value-type="string">
            <text:p text:style-name="P4">// 11-2 videon //</text:p>
          </table:table-cell>
          <table:table-cell table:style-name="Tabell10.A2" office:value-type="string">
            <text:p text:style-name="Table_20_Contents">11.3.2</text:p>
          </table:table-cell>
          <table:table-cell table:style-name="Tabell10.E4" office:value-type="string">
            <text:p text:style-name="P3"/>
          </table:table-cell>
        </table:table-row>
        <table:table-row table:style-name="Tabell10.1">
          <table:table-cell table:style-name="Tabell10.A2" office:value-type="string">
            <text:p text:style-name="Table_20_Contents">Högerspalten</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3.3</text:p>
          </table:table-cell>
          <table:table-cell table:style-name="Tabell10.E4" office:value-type="string">
            <text:p text:style-name="P3"/>
          </table:table-cell>
        </table:table-row>
        <table:table-row table:style-name="Tabell10.1">
          <table:table-cell table:style-name="Tabell10.A2" office:value-type="string">
            <text:p text:style-name="Table_20_Contents">Contain float</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3.4</text:p>
          </table:table-cell>
          <table:table-cell table:style-name="Tabell10.E4" office:value-type="string">
            <text:p text:style-name="P3">11.1 Fråga 4</text:p>
            <text:p text:style-name="P3">Uppgift 11B</text:p>
          </table:table-cell>
        </table:table-row>
        <table:table-row table:style-name="Tabell10.1">
          <table:table-cell table:style-name="Tabell10.A2" office:value-type="string">
            <text:p text:style-name="Table_20_Contents">De inre spalterna</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3.5</text:p>
          </table:table-cell>
          <table:table-cell table:style-name="Tabell10.E4" office:value-type="string">
            <text:p text:style-name="P3"/>
          </table:table-cell>
        </table:table-row>
        <table:table-row table:style-name="Tabell10.1">
          <table:table-cell table:style-name="Tabell10.A2" office:value-type="string">
            <text:p text:style-name="Table_20_Contents">Clear float</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3.6</text:p>
          </table:table-cell>
          <table:table-cell table:style-name="Tabell10.E4" office:value-type="string">
            <text:p text:style-name="P3">11.1 Fråga 5</text:p>
          </table:table-cell>
        </table:table-row>
        <table:table-row table:style-name="Tabell10.1">
          <table:table-cell table:style-name="Tabell10.A2" office:value-type="string">
            <text:p text:style-name="Table_20_Contents">&lt;figure&gt;</text:p>
          </table:table-cell>
          <table:table-cell table:style-name="Tabell10.A2" office:value-type="string">
            <text:p text:style-name="Table_20_Contents"/>
          </table:table-cell>
          <table:table-cell table:style-name="Tabell10.A2" office:value-type="string">
            <text:p text:style-name="Table_20_Contents"/>
          </table:table-cell>
          <table:table-cell table:style-name="Tabell10.A2" office:value-type="string">
            <text:p text:style-name="Table_20_Contents">11.4</text:p>
          </table:table-cell>
          <table:table-cell table:style-name="Tabell10.E4" office:value-type="string">
            <text:p text:style-name="P3"/>
          </table:table-cell>
        </table:table-row>
        <table:table-row table:style-name="Tabell10.1">
          <table:table-cell table:style-name="Tabell10.A2" office:value-type="string">
            <text:p text:style-name="Table_20_Contents">Resterande design på sidan</text:p>
          </table:table-cell>
          <table:table-cell table:style-name="Tabell10.A2" office:value-type="string">
            <text:p text:style-name="Table_20_Contents">Springspår</text:p>
          </table:table-cell>
          <table:table-cell table:style-name="Tabell10.A2" office:value-type="string">
            <text:p text:style-name="Table_20_Contents"/>
          </table:table-cell>
          <table:table-cell table:style-name="Tabell10.A2" office:value-type="string">
            <text:p text:style-name="Table_20_Contents">11.5</text:p>
          </table:table-cell>
          <table:table-cell table:style-name="Tabell10.E4" office:value-type="string">
            <text:p text:style-name="P3">11C Om oss-sidan</text:p>
            <text:p text:style-name="P3">(Kan göras successivt)</text:p>
          </table:table-cell>
        </table:table-row>
      </table:table>
      <text:p text:style-name="Text_20_body"/>
      <text:h text:style-name="Heading_20_2" text:outline-level="2">Kapitel 12 – Listor och tabeller</text:h>
      <text:p text:style-name="Text_20_body"/>
      <table:table table:name="Tabell11" table:style-name="Tabell11">
        <table:table-column table:style-name="Tabell11.A" table:number-columns-repeated="5"/>
        <table:table-header-rows>
          <table:table-row table:style-name="Tabell11.1">
            <table:table-cell table:style-name="Tabell11.A1" office:value-type="string">
              <text:p text:style-name="P1">Vad</text:p>
            </table:table-cell>
            <table:table-cell table:style-name="Tabell11.A1" office:value-type="string">
              <text:p text:style-name="P1">Fart</text:p>
            </table:table-cell>
            <table:table-cell table:style-name="Tabell11.A1" office:value-type="string">
              <text:p text:style-name="P1">Video</text:p>
            </table:table-cell>
            <table:table-cell table:style-name="Tabell11.A1" office:value-type="string">
              <text:p text:style-name="P1">Läroboken</text:p>
            </table:table-cell>
            <table:table-cell table:style-name="Tabell11.E1" office:value-type="string">
              <text:p text:style-name="P1">Arbetsboken</text:p>
            </table:table-cell>
          </table:table-row>
        </table:table-header-rows>
        <table:table-row table:style-name="Tabell11.1">
          <table:table-cell table:style-name="Tabell11.A2" office:value-type="string">
            <text:p text:style-name="Table_20_Contents">(Intro)</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text:p>
          </table:table-cell>
          <table:table-cell table:style-name="Tabell11.E2" office:value-type="string">
            <text:p text:style-name="Table_20_Contents"/>
          </table:table-cell>
        </table:table-row>
        <table:table-row table:style-name="Tabell11.1">
          <table:table-cell table:style-name="Tabell11.A2" office:value-type="string">
            <text:p text:style-name="Table_20_Contents">Vanliga listor</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1 – 12.1.3</text:p>
          </table:table-cell>
          <table:table-cell table:style-name="Tabell11.E2" office:value-type="string">
            <text:p text:style-name="Table_20_Contents">12A</text:p>
            <text:p text:style-name="Table_20_Contents">12B</text:p>
          </table:table-cell>
        </table:table-row>
        <table:table-row table:style-name="Tabell11.1">
          <table:table-cell table:style-name="Tabell11.A2" office:value-type="string">
            <text:p text:style-name="Table_20_Contents">CSS för listor</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1.4</text:p>
          </table:table-cell>
          <table:table-cell table:style-name="Tabell11.E4" office:value-type="string">
            <text:p text:style-name="P3"/>
          </table:table-cell>
        </table:table-row>
        <table:table-row table:style-name="Tabell11.1">
          <table:table-cell table:style-name="Tabell11.A2" office:value-type="string">
            <text:p text:style-name="Table_20_Contents">Menyer</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2</text:p>
          </table:table-cell>
          <table:table-cell table:style-name="Tabell11.E4" office:value-type="string">
            <text:p text:style-name="P3">12C (Läxhjälpen)</text:p>
          </table:table-cell>
        </table:table-row>
        <table:table-row table:style-name="Tabell11.1">
          <table:table-cell table:style-name="Tabell11.A2" office:value-type="string">
            <text:p text:style-name="Table_20_Contents">Tabeller med data, grunder</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3</text:p>
          </table:table-cell>
          <table:table-cell table:style-name="Tabell11.E4" office:value-type="string">
            <text:p text:style-name="P3"/>
          </table:table-cell>
        </table:table-row>
        <table:table-row table:style-name="Tabell11.1">
          <table:table-cell table:style-name="Tabell11.A2" office:value-type="string">
            <text:p text:style-name="Table_20_Contents">Summary-attributet</text:p>
          </table:table-cell>
          <table:table-cell table:style-name="Tabell11.A2" office:value-type="string">
            <text:p text:style-name="Table_20_Contents"/>
          </table:table-cell>
          <table:table-cell table:style-name="Tabell11.A2" office:value-type="string">
            <text:p text:style-name="P4"/>
          </table:table-cell>
          <table:table-cell table:style-name="Tabell11.A2" office:value-type="string">
            <text:p text:style-name="Table_20_Contents">12.3.1</text:p>
          </table:table-cell>
          <table:table-cell table:style-name="Tabell11.E4" office:value-type="string">
            <text:p text:style-name="P3"/>
          </table:table-cell>
        </table:table-row>
        <table:table-row table:style-name="Tabell11.1">
          <table:table-cell table:style-name="Tabell11.A2" office:value-type="string">
            <text:p text:style-name="Table_20_Contents">&lt;tbody&gt;, etc</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3.2</text:p>
          </table:table-cell>
          <table:table-cell table:style-name="Tabell11.E4" office:value-type="string">
            <text:p text:style-name="P3"/>
          </table:table-cell>
        </table:table-row>
        <text:soft-page-break/>
        <table:table-row table:style-name="Tabell11.1">
          <table:table-cell table:style-name="Tabell11.A2" office:value-type="string">
            <text:p text:style-name="Table_20_Contents">&lt;tr&gt;</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3.3</text:p>
          </table:table-cell>
          <table:table-cell table:style-name="Tabell11.E4" office:value-type="string">
            <text:p text:style-name="P3"/>
          </table:table-cell>
        </table:table-row>
        <table:table-row table:style-name="Tabell11.1">
          <table:table-cell table:style-name="Tabell11.A2" office:value-type="string">
            <text:p text:style-name="Table_20_Contents">&lt;th scope&gt;</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3.4</text:p>
          </table:table-cell>
          <table:table-cell table:style-name="Tabell11.E4" office:value-type="string">
            <text:p text:style-name="P3"/>
          </table:table-cell>
        </table:table-row>
        <table:table-row table:style-name="Tabell11.1">
          <table:table-cell table:style-name="Tabell11.A2" office:value-type="string">
            <text:p text:style-name="Table_20_Contents">Rowspan, colspan</text:p>
          </table:table-cell>
          <table:table-cell table:style-name="Tabell11.A2" office:value-type="string">
            <text:p text:style-name="Table_20_Contents"/>
          </table:table-cell>
          <table:table-cell table:style-name="Tabell11.A2" office:value-type="string">
            <text:p text:style-name="Table_20_Contents"/>
          </table:table-cell>
          <table:table-cell table:style-name="Tabell11.A2" office:value-type="string">
            <text:p text:style-name="Table_20_Contents">12.3.5</text:p>
          </table:table-cell>
          <table:table-cell table:style-name="Tabell11.E4" office:value-type="string">
            <text:p text:style-name="P3"/>
          </table:table-cell>
        </table:table-row>
        <table:table-row table:style-name="Tabell11.1">
          <table:table-cell table:style-name="Tabell11.A2" office:value-type="string">
            <text:p text:style-name="Table_20_Contents">Övrigt om tabeller</text:p>
          </table:table-cell>
          <table:table-cell table:style-name="Tabell11.A2" office:value-type="string">
            <text:p text:style-name="Table_20_Contents">(bonusnivå, men inte formellt)</text:p>
          </table:table-cell>
          <table:table-cell table:style-name="Tabell11.A2" office:value-type="string">
            <text:p text:style-name="Table_20_Contents"/>
          </table:table-cell>
          <table:table-cell table:style-name="Tabell11.A2" office:value-type="string">
            <text:p text:style-name="Table_20_Contents">12.3.6</text:p>
          </table:table-cell>
          <table:table-cell table:style-name="Tabell11.E4" office:value-type="string">
            <text:p text:style-name="P3"/>
          </table:table-cell>
        </table:table-row>
        <table:table-row table:style-name="Tabell11.1">
          <table:table-cell table:style-name="Tabell11.A2" office:value-type="string">
            <text:p text:style-name="Table_20_Contents">Tabeller och CSS</text:p>
          </table:table-cell>
          <table:table-cell table:style-name="Tabell11.A2" office:value-type="string">
            <text:p text:style-name="Table_20_Contents"/>
          </table:table-cell>
          <table:table-cell table:style-name="Tabell11.A2" office:value-type="string">
            <text:p text:style-name="Table_20_Contents">(Ej utlovad)</text:p>
          </table:table-cell>
          <table:table-cell table:style-name="Tabell11.A2" office:value-type="string">
            <text:p text:style-name="Table_20_Contents">12.4 – 12.4.3</text:p>
          </table:table-cell>
          <table:table-cell table:style-name="Tabell11.E4" office:value-type="string">
            <text:p text:style-name="P3">12D (Läxhjälpen)</text:p>
          </table:table-cell>
        </table:table-row>
      </table:table>
      <text:p text:style-name="Text_20_body"/>
      <text:h text:style-name="Heading_20_2" text:outline-level="2">Kapitel 13 – Formulär</text:h>
      <text:p text:style-name="Text_20_body"/>
      <table:table table:name="Tabell12" table:style-name="Tabell12">
        <table:table-column table:style-name="Tabell12.A"/>
        <table:table-column table:style-name="Tabell12.B"/>
        <table:table-column table:style-name="Tabell12.C"/>
        <table:table-column table:style-name="Tabell12.D"/>
        <table:table-column table:style-name="Tabell12.E"/>
        <table:table-header-rows>
          <table:table-row table:style-name="Tabell12.1">
            <table:table-cell table:style-name="Tabell12.A1" office:value-type="string">
              <text:p text:style-name="P1">Vad</text:p>
            </table:table-cell>
            <table:table-cell table:style-name="Tabell12.A1" office:value-type="string">
              <text:p text:style-name="P1">Fart</text:p>
            </table:table-cell>
            <table:table-cell table:style-name="Tabell12.A1" office:value-type="string">
              <text:p text:style-name="P1">Video</text:p>
            </table:table-cell>
            <table:table-cell table:style-name="Tabell12.A1" office:value-type="string">
              <text:p text:style-name="P1">Läroboken</text:p>
            </table:table-cell>
            <table:table-cell table:style-name="Tabell12.E1" office:value-type="string">
              <text:p text:style-name="P1">Arbetsboken</text:p>
            </table:table-cell>
          </table:table-row>
        </table:table-header-rows>
        <table:table-row table:style-name="Tabell12.1">
          <table:table-cell table:style-name="Tabell12.A2" office:value-type="string">
            <text:p text:style-name="Table_20_Contents">(Intro)</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text:p>
          </table:table-cell>
          <table:table-cell table:style-name="Tabell12.E2" table:number-rows-spanned="7"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3.1</text:p>
            <text:p text:style-name="P3">13A</text:p>
          </table:table-cell>
        </table:table-row>
        <table:table-row table:style-name="Tabell12.1">
          <table:table-cell table:style-name="Tabell12.A2" office:value-type="string">
            <text:p text:style-name="Table_20_Contents">Tekniska grunder</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1</text:p>
          </table:table-cell>
          <table:covered-table-cell/>
        </table:table-row>
        <table:table-row table:style-name="Tabell12.1">
          <table:table-cell table:style-name="Tabell12.A2" office:value-type="string">
            <text:p text:style-name="Table_20_Contents">&lt;form action method&gt;</text:p>
          </table:table-cell>
          <table:table-cell table:style-name="Tabell12.A2" office:value-type="string">
            <text:p text:style-name="Table_20_Contents"/>
          </table:table-cell>
          <table:table-cell table:style-name="Tabell12.A2" office:value-type="string">
            <text:p text:style-name="Table_20_Contents">(Ej utlovad)</text:p>
          </table:table-cell>
          <table:table-cell table:style-name="Tabell12.A2" office:value-type="string">
            <text:p text:style-name="Table_20_Contents">13.1.1</text:p>
          </table:table-cell>
          <table:covered-table-cell/>
        </table:table-row>
        <table:table-row table:style-name="Tabell12.1">
          <table:table-cell table:style-name="Tabell12.A2" office:value-type="string">
            <text:p text:style-name="Table_20_Contents">Synkronisering serverskript <text:s/>och formulärelement</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1.2</text:p>
          </table:table-cell>
          <table:covered-table-cell/>
        </table:table-row>
        <table:table-row table:style-name="Tabell12.1">
          <table:table-cell table:style-name="Tabell12.A2" office:value-type="string">
            <text:p text:style-name="Table_20_Contents">Inloggningsformulär</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2</text:p>
          </table:table-cell>
          <table:covered-table-cell/>
        </table:table-row>
        <table:table-row table:style-name="Tabell12.1">
          <table:table-cell table:style-name="Tabell12.A2" office:value-type="string">
            <text:p text:style-name="Table_20_Contents">Name, value, id</text:p>
          </table:table-cell>
          <table:table-cell table:style-name="Tabell12.A2" office:value-type="string">
            <text:p text:style-name="Table_20_Contents"/>
          </table:table-cell>
          <table:table-cell table:style-name="Tabell12.A2" office:value-type="string">
            <text:p text:style-name="P4"/>
          </table:table-cell>
          <table:table-cell table:style-name="Tabell12.A2" office:value-type="string">
            <text:p text:style-name="Table_20_Contents">13.3</text:p>
          </table:table-cell>
          <table:covered-table-cell/>
        </table:table-row>
        <table:table-row table:style-name="Tabell12.1">
          <table:table-cell table:style-name="Tabell12.A2" office:value-type="string">
            <text:p text:style-name="Table_20_Contents">Label</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4</text:p>
          </table:table-cell>
          <table:covered-table-cell/>
        </table:table-row>
        <table:table-row table:style-name="Tabell12.1">
          <table:table-cell table:style-name="Tabell12.A2" office:value-type="string">
            <text:p text:style-name="Table_20_Contents">Widgets</text:p>
          </table:table-cell>
          <table:table-cell table:style-name="Tabell12.A2" office:value-type="string">
            <text:p text:style-name="Table_20_Contents"/>
          </table:table-cell>
          <table:table-cell table:style-name="Tabell12.A2" office:value-type="string">
            <text:p text:style-name="Table_20_Contents">(Ej utlovad)</text:p>
          </table:table-cell>
          <table:table-cell table:style-name="Tabell12.A2" office:value-type="string">
            <text:p text:style-name="Table_20_Contents">13.5</text:p>
          </table:table-cell>
          <table:table-cell table:style-name="Tabell12.E9" office:value-type="string">
            <text:p text:style-name="P3">13.2</text:p>
          </table:table-cell>
        </table:table-row>
        <table:table-row table:style-name="Tabell12.1">
          <table:table-cell table:style-name="Tabell12.A2" office:value-type="string">
            <text:p text:style-name="Table_20_Contents">Formulärkontroll</text:p>
          </table:table-cell>
          <table:table-cell table:style-name="Tabell12.A2" office:value-type="string">
            <text:p text:style-name="Table_20_Contents"/>
          </table:table-cell>
          <table:table-cell table:style-name="Tabell12.A2" office:value-type="string">
            <text:p text:style-name="Table_20_Contents">wu-lb-13-6</text:p>
          </table:table-cell>
          <table:table-cell table:style-name="Tabell12.A2" office:value-type="string">
            <text:p text:style-name="Table_20_Contents">13.6</text:p>
          </table:table-cell>
          <table:table-cell table:style-name="Tabell12.E9" office:value-type="string">
            <text:p text:style-name="P3"/>
          </table:table-cell>
        </table:table-row>
        <table:table-row table:style-name="Tabell12.1">
          <table:table-cell table:style-name="Tabell12.A2" office:value-type="string">
            <text:p text:style-name="Table_20_Contents">&lt;fieldset&gt;</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7</text:p>
          </table:table-cell>
          <table:table-cell table:style-name="Tabell12.E9" office:value-type="string">
            <text:p text:style-name="P3"/>
          </table:table-cell>
        </table:table-row>
        <table:table-row table:style-name="Tabell12.1">
          <table:table-cell table:style-name="Tabell12.A2" office:value-type="string">
            <text:p text:style-name="Table_20_Contents">Kontaktformulär till Läxhjälpen</text:p>
          </table:table-cell>
          <table:table-cell table:style-name="Tabell12.A2" office:value-type="string">
            <text:p text:style-name="Table_20_Contents"/>
          </table:table-cell>
          <table:table-cell table:style-name="Tabell12.A2" office:value-type="string">
            <text:p text:style-name="Table_20_Contents">wu-lb-13-8</text:p>
          </table:table-cell>
          <table:table-cell table:style-name="Tabell12.A2" office:value-type="string">
            <text:p text:style-name="Table_20_Contents">13.8</text:p>
          </table:table-cell>
          <table:table-cell table:style-name="Tabell12.E9" office:value-type="string">
            <text:p text:style-name="P3">13B</text:p>
          </table:table-cell>
        </table:table-row>
        <table:table-row table:style-name="Tabell12.1">
          <table:table-cell table:style-name="Tabell12.A2" office:value-type="string">
            <text:p text:style-name="Table_20_Contents">Avancerade formulär</text:p>
          </table:table-cell>
          <table:table-cell table:style-name="Tabell12.A2" office:value-type="string">
            <text:p text:style-name="Table_20_Contents"/>
          </table:table-cell>
          <table:table-cell table:style-name="Tabell12.A2" office:value-type="string">
            <text:p text:style-name="Table_20_Contents"/>
          </table:table-cell>
          <table:table-cell table:style-name="Tabell12.A2" office:value-type="string">
            <text:p text:style-name="Table_20_Contents">13.9</text:p>
          </table:table-cell>
          <table:table-cell table:style-name="Tabell12.E9" office:value-type="string">
            <text:p text:style-name="P3"/>
          </table:table-cell>
        </table:table-row>
        <table:table-row table:style-name="Tabell12.1">
          <table:table-cell table:style-name="Tabell12.A2" office:value-type="string">
            <text:p text:style-name="Table_20_Contents">Kontaktformulär med PHP</text:p>
          </table:table-cell>
          <table:table-cell table:style-name="Tabell12.A2" office:value-type="string">
            <text:p text:style-name="Table_20_Contents"/>
          </table:table-cell>
          <table:table-cell table:style-name="Tabell12.A2" office:value-type="string">
            <text:p text:style-name="Table_20_Contents">wu-lb-13-php-1</text:p>
            <text:p text:style-name="Table_20_Contents">wu-lb-13-php-2</text:p>
          </table:table-cell>
          <table:table-cell table:style-name="Tabell12.A2" office:value-type="string">
            <text:p text:style-name="Table_20_Contents"/>
          </table:table-cell>
          <table:table-cell table:style-name="Tabell12.E9" office:value-type="string">
            <text:p text:style-name="P3">Extrauppgift</text:p>
          </table:table-cell>
        </table:table-row>
      </table:table>
      <text:p text:style-name="Text_20_body"/>
      <text:h text:style-name="Heading_20_2" text:outline-level="2">Kapitel 14 – JavaScript</text:h>
      <text:p text:style-name="Text_20_body"/>
      <table:table table:name="Tabell13" table:style-name="Tabell13">
        <table:table-column table:style-name="Tabell13.A"/>
        <table:table-column table:style-name="Tabell13.B"/>
        <table:table-column table:style-name="Tabell13.C"/>
        <table:table-column table:style-name="Tabell13.D"/>
        <table:table-column table:style-name="Tabell13.E"/>
        <table:table-header-rows>
          <table:table-row table:style-name="Tabell13.1">
            <table:table-cell table:style-name="Tabell13.A1" office:value-type="string">
              <text:p text:style-name="P1">Vad</text:p>
            </table:table-cell>
            <table:table-cell table:style-name="Tabell13.A1" office:value-type="string">
              <text:p text:style-name="P1">Fart</text:p>
            </table:table-cell>
            <table:table-cell table:style-name="Tabell13.A1" office:value-type="string">
              <text:p text:style-name="P1">Video</text:p>
            </table:table-cell>
            <table:table-cell table:style-name="Tabell13.A1" office:value-type="string">
              <text:p text:style-name="P1">Läroboken</text:p>
            </table:table-cell>
            <table:table-cell table:style-name="Tabell13.E1" office:value-type="string">
              <text:p text:style-name="P1">Arbetsboken</text:p>
            </table:table-cell>
          </table:table-row>
        </table:table-header-rows>
        <table:table-row table:style-name="Tabell13.1">
          <table:table-cell table:style-name="Tabell13.A2" office:value-type="string">
            <text:p text:style-name="Table_20_Contents">(Intro)</text:p>
          </table:table-cell>
          <table:table-cell table:style-name="Tabell13.A2" office:value-type="string">
            <text:p text:style-name="Table_20_Contents"/>
          </table:table-cell>
          <table:table-cell table:style-name="Tabell13.A2" office:value-type="string">
            <text:p text:style-name="Table_20_Contents"/>
          </table:table-cell>
          <table:table-cell table:style-name="Tabell13.A2" office:value-type="string">
            <text:p text:style-name="Table_20_Contents">14</text:p>
          </table:table-cell>
          <table:table-cell table:style-name="Tabell13.E2" office:value-type="string">
            <text:p text:style-name="P3"/>
          </table:table-cell>
        </table:table-row>
        <table:table-row table:style-name="Tabell13.1">
          <table:table-cell table:style-name="Tabell13.A2" office:value-type="string">
            <text:p text:style-name="Table_20_Contents">Ett enkelt exempel</text:p>
          </table:table-cell>
          <table:table-cell table:style-name="Tabell13.A2" office:value-type="string">
            <text:p text:style-name="Table_20_Contents"/>
          </table:table-cell>
          <table:table-cell table:style-name="Tabell13.A2" office:value-type="string">
            <text:p text:style-name="Table_20_Contents">(Ej utlovad)</text:p>
          </table:table-cell>
          <table:table-cell table:style-name="Tabell13.A2" office:value-type="string">
            <text:p text:style-name="Table_20_Contents">14.1</text:p>
          </table:table-cell>
          <table:table-cell table:style-name="Tabell13.E2" office:value-type="string">
            <text:p text:style-name="P3">14A</text:p>
          </table:table-cell>
        </table:table-row>
        <table:table-row table:style-name="Tabell13.1">
          <table:table-cell table:style-name="Tabell13.A2" office:value-type="string">
            <text:p text:style-name="Table_20_Contents">Hur infoga skript</text:p>
          </table:table-cell>
          <table:table-cell table:style-name="Tabell13.A2" office:value-type="string">
            <text:p text:style-name="Table_20_Contents"/>
          </table:table-cell>
          <table:table-cell table:style-name="Tabell13.A2" office:value-type="string">
            <text:p text:style-name="Table_20_Contents">(Ej utlovad)</text:p>
          </table:table-cell>
          <table:table-cell table:style-name="Tabell13.A2" office:value-type="string">
            <text:p text:style-name="Table_20_Contents">14.2 – 14.2.5</text:p>
          </table:table-cell>
          <table:table-cell table:style-name="Tabell13.E2" office:value-type="string">
            <text:p text:style-name="P3">14.1</text:p>
          </table:table-cell>
        </table:table-row>
        <table:table-row table:style-name="Tabell13.1">
          <table:table-cell table:style-name="Tabell13.A2" office:value-type="string">
            <text:p text:style-name="Table_20_Contents">Standarder, historik</text:p>
          </table:table-cell>
          <table:table-cell table:style-name="Tabell13.A2" office:value-type="string">
            <text:p text:style-name="Table_20_Contents"/>
          </table:table-cell>
          <table:table-cell table:style-name="Tabell13.A2" office:value-type="string">
            <text:p text:style-name="Table_20_Contents"/>
          </table:table-cell>
          <table:table-cell table:style-name="Tabell13.A2" office:value-type="string">
            <text:p text:style-name="Table_20_Contents">14.3 – 14.3.2</text:p>
          </table:table-cell>
          <table:table-cell table:style-name="Tabell13.E2" office:value-type="string">
            <text:p text:style-name="P3">14.2 Fråga 1-12</text:p>
          </table:table-cell>
        </table:table-row>
        <table:table-row table:style-name="Tabell13.1">
          <table:table-cell table:style-name="Tabell13.A2" office:value-type="string">
            <text:p text:style-name="Table_20_Contents">DOM</text:p>
          </table:table-cell>
          <table:table-cell table:style-name="Tabell13.A2" office:value-type="string">
            <text:p text:style-name="Table_20_Contents"/>
          </table:table-cell>
          <table:table-cell table:style-name="Tabell13.A2" office:value-type="string">
            <text:p text:style-name="Table_20_Contents"/>
          </table:table-cell>
          <table:table-cell table:style-name="Tabell13.A2" office:value-type="string">
            <text:p text:style-name="Table_20_Contents">14.4 – 14.4.1</text:p>
          </table:table-cell>
          <table:table-cell table:style-name="Tabell13.E2" office:value-type="string">
            <text:p text:style-name="P3">14.2 Fråga 13-16</text:p>
          </table:table-cell>
        </table:table-row>
        <table:table-row table:style-name="Tabell13.1">
          <table:table-cell table:style-name="Tabell13.A2" office:value-type="string">
            <text:p text:style-name="Table_20_Contents">Händelser</text:p>
          </table:table-cell>
          <table:table-cell table:style-name="Tabell13.A2" office:value-type="string">
            <text:p text:style-name="Table_20_Contents"/>
          </table:table-cell>
          <table:table-cell table:style-name="Tabell13.A2" office:value-type="string">
            <text:p text:style-name="P5">(Ej utlovad)</text:p>
          </table:table-cell>
          <table:table-cell table:style-name="Tabell13.A2" office:value-type="string">
            <text:p text:style-name="Table_20_Contents">14.5 – 14.5.4</text:p>
          </table:table-cell>
          <table:table-cell table:style-name="Tabell13.E2" office:value-type="string">
            <text:p text:style-name="P3">14.3 Fråga 17-21</text:p>
          </table:table-cell>
        </table:table-row>
        <table:table-row table:style-name="Tabell13.1">
          <table:table-cell table:style-name="Tabell13.A2" office:value-type="string">
            <text:p text:style-name="Table_20_Contents">Bibliotek</text:p>
          </table:table-cell>
          <table:table-cell table:style-name="Tabell13.A2" office:value-type="string">
            <text:p text:style-name="Table_20_Contents"/>
          </table:table-cell>
          <table:table-cell table:style-name="Tabell13.A2" office:value-type="string">
            <text:p text:style-name="Table_20_Contents"/>
          </table:table-cell>
          <table:table-cell table:style-name="Tabell13.A2" office:value-type="string">
            <text:p text:style-name="Table_20_Contents">14.6 – 14.6.1</text:p>
          </table:table-cell>
          <table:table-cell table:style-name="Tabell13.E2" office:value-type="string">
            <text:p text:style-name="P3">14.3 Fråga 22-24</text:p>
          </table:table-cell>
        </table:table-row>
        <text:soft-page-break/>
        <table:table-row table:style-name="Tabell13.1">
          <table:table-cell table:style-name="Tabell13.A2" office:value-type="string">
            <text:p text:style-name="Table_20_Contents">JQuery exempel</text:p>
          </table:table-cell>
          <table:table-cell table:style-name="Tabell13.A2" office:value-type="string">
            <text:p text:style-name="Table_20_Contents"/>
          </table:table-cell>
          <table:table-cell table:style-name="Tabell13.A2" office:value-type="string">
            <text:p text:style-name="Table_20_Contents">(Ej utlovad)</text:p>
          </table:table-cell>
          <table:table-cell table:style-name="Tabell13.A2" office:value-type="string">
            <text:p text:style-name="Table_20_Contents">14.7 – 14.7.3</text:p>
          </table:table-cell>
          <table:table-cell table:style-name="Tabell13.E9" office:value-type="string">
            <text:p text:style-name="P3">14B (Läxhjälpen)</text:p>
          </table:table-cell>
        </table:table-row>
      </table:table>
      <text:p text:style-name="Text_20_body"/>
      <text:p text:style-name="Text_20_body"/>
      <text:p text:style-name="Text_20_body"/>
      <text:p text:style-name="Text_20_body"/>
      <text:p text:style-name="Text_20_body"/>
      <text:h text:style-name="Heading_20_2" text:outline-level="2">Kapitel 15 – Mobil webb</text:h>
      <text:p text:style-name="Text_20_body"/>
      <table:table table:name="Tabell14" table:style-name="Tabell14">
        <table:table-column table:style-name="Tabell14.A"/>
        <table:table-column table:style-name="Tabell14.B"/>
        <table:table-column table:style-name="Tabell14.C"/>
        <table:table-column table:style-name="Tabell14.D"/>
        <table:table-column table:style-name="Tabell14.E"/>
        <table:table-header-rows>
          <table:table-row table:style-name="Tabell14.1">
            <table:table-cell table:style-name="Tabell14.A1" office:value-type="string">
              <text:p text:style-name="P1">Vad</text:p>
            </table:table-cell>
            <table:table-cell table:style-name="Tabell14.A1" office:value-type="string">
              <text:p text:style-name="P1">Fart</text:p>
            </table:table-cell>
            <table:table-cell table:style-name="Tabell14.A1" office:value-type="string">
              <text:p text:style-name="P1">Video</text:p>
            </table:table-cell>
            <table:table-cell table:style-name="Tabell14.A1" office:value-type="string">
              <text:p text:style-name="P1">Läroboken</text:p>
            </table:table-cell>
            <table:table-cell table:style-name="Tabell14.E1" office:value-type="string">
              <text:p text:style-name="P1">Arbetsboken</text:p>
            </table:table-cell>
          </table:table-row>
        </table:table-header-rows>
        <table:table-row table:style-name="Tabell14.1">
          <table:table-cell table:style-name="Tabell14.A2" office:value-type="string">
            <text:p text:style-name="Table_20_Contents">(Intro)</text:p>
          </table:table-cell>
          <table:table-cell table:style-name="Tabell14.A2" office:value-type="string">
            <text:p text:style-name="Table_20_Contents"/>
          </table:table-cell>
          <table:table-cell table:style-name="Tabell14.A2" office:value-type="string">
            <text:p text:style-name="Table_20_Contents"/>
          </table:table-cell>
          <table:table-cell table:style-name="Tabell14.A2" office:value-type="string">
            <text:p text:style-name="Table_20_Contents">15</text:p>
          </table:table-cell>
          <table:table-cell table:style-name="Tabell14.E2" table:number-rows-spanned="4" office:value-type="string">
            <text:p text:style-name="P3"/>
            <text:p text:style-name="P3"/>
            <text:p text:style-name="P3"/>
            <text:p text:style-name="P3"/>
            <text:p text:style-name="P3">Diskussionsupgift</text:p>
          </table:table-cell>
        </table:table-row>
        <table:table-row table:style-name="Tabell14.1">
          <table:table-cell table:style-name="Tabell14.A2" office:value-type="string">
            <text:p text:style-name="Table_20_Contents">Utmaningar</text:p>
          </table:table-cell>
          <table:table-cell table:style-name="Tabell14.A2" office:value-type="string">
            <text:p text:style-name="Table_20_Contents"/>
          </table:table-cell>
          <table:table-cell table:style-name="Tabell14.A2" office:value-type="string">
            <text:p text:style-name="Table_20_Contents">(Ej utlovad)</text:p>
          </table:table-cell>
          <table:table-cell table:style-name="Tabell14.A2" office:value-type="string">
            <text:p text:style-name="Table_20_Contents">15.1 – 15.1.5</text:p>
          </table:table-cell>
          <table:covered-table-cell/>
        </table:table-row>
        <table:table-row table:style-name="Tabell14.1">
          <table:table-cell table:style-name="Tabell14.A2" office:value-type="string">
            <text:p text:style-name="Table_20_Contents">Kompetenser</text:p>
          </table:table-cell>
          <table:table-cell table:style-name="Tabell14.A2" office:value-type="string">
            <text:p text:style-name="Table_20_Contents"/>
          </table:table-cell>
          <table:table-cell table:style-name="Tabell14.A2" office:value-type="string">
            <text:p text:style-name="Table_20_Contents"/>
          </table:table-cell>
          <table:table-cell table:style-name="Tabell14.A2" office:value-type="string">
            <text:p text:style-name="Table_20_Contents">15.2 – 15.2.4</text:p>
          </table:table-cell>
          <table:covered-table-cell/>
        </table:table-row>
        <table:table-row table:style-name="Tabell14.1">
          <table:table-cell table:style-name="Tabell14.A2" office:value-type="string">
            <text:p text:style-name="Table_20_Contents">Mobile first</text:p>
          </table:table-cell>
          <table:table-cell table:style-name="Tabell14.A2" office:value-type="string">
            <text:p text:style-name="Table_20_Contents"/>
          </table:table-cell>
          <table:table-cell table:style-name="Tabell14.A2" office:value-type="string">
            <text:p text:style-name="Table_20_Contents"/>
          </table:table-cell>
          <table:table-cell table:style-name="Tabell14.A2" office:value-type="string">
            <text:p text:style-name="Table_20_Contents">15.3</text:p>
          </table:table-cell>
          <table:covered-table-cell/>
        </table:table-row>
      </table:table>
      <text:p text:style-name="Text_20_body"/>
      <text:h text:style-name="Heading_20_2" text:outline-level="2">Kapitel 16 – Ljud och video</text:h>
      <text:p text:style-name="Text_20_body"/>
      <table:table table:name="Tabell15" table:style-name="Tabell15">
        <table:table-column table:style-name="Tabell15.A"/>
        <table:table-column table:style-name="Tabell15.B"/>
        <table:table-column table:style-name="Tabell15.C"/>
        <table:table-column table:style-name="Tabell15.D"/>
        <table:table-column table:style-name="Tabell15.E"/>
        <table:table-header-rows>
          <table:table-row table:style-name="Tabell15.1">
            <table:table-cell table:style-name="Tabell15.A1" office:value-type="string">
              <text:p text:style-name="P1">Vad</text:p>
            </table:table-cell>
            <table:table-cell table:style-name="Tabell15.A1" office:value-type="string">
              <text:p text:style-name="P1">Fart</text:p>
            </table:table-cell>
            <table:table-cell table:style-name="Tabell15.A1" office:value-type="string">
              <text:p text:style-name="P1">Video</text:p>
            </table:table-cell>
            <table:table-cell table:style-name="Tabell15.A1" office:value-type="string">
              <text:p text:style-name="P1">Läroboken</text:p>
            </table:table-cell>
            <table:table-cell table:style-name="Tabell15.E1" office:value-type="string">
              <text:p text:style-name="P1">Arbetsboken</text:p>
            </table:table-cell>
          </table:table-row>
        </table:table-header-rows>
        <table:table-row table:style-name="Tabell15.1">
          <table:table-cell table:style-name="Tabell15.A2" office:value-type="string">
            <text:p text:style-name="Table_20_Contents">(Intro)</text:p>
          </table:table-cell>
          <table:table-cell table:style-name="Tabell15.A2" office:value-type="string">
            <text:p text:style-name="Table_20_Contents"/>
          </table:table-cell>
          <table:table-cell table:style-name="Tabell15.A2" office:value-type="string">
            <text:p text:style-name="Table_20_Contents"/>
          </table:table-cell>
          <table:table-cell table:style-name="Tabell15.A2" office:value-type="string">
            <text:p text:style-name="Table_20_Contents">16</text:p>
          </table:table-cell>
          <table:table-cell table:style-name="Tabell15.E2" table:number-rows-spanned="3" office:value-type="string">
            <text:p text:style-name="P3"/>
            <text:p text:style-name="P3"/>
            <text:p text:style-name="P3"/>
            <text:p text:style-name="P3">16.1</text:p>
          </table:table-cell>
        </table:table-row>
        <table:table-row table:style-name="Tabell15.1">
          <table:table-cell table:style-name="Tabell15.A2" office:value-type="string">
            <text:p text:style-name="Table_20_Contents">Komprimering</text:p>
          </table:table-cell>
          <table:table-cell table:style-name="Tabell15.A2" office:value-type="string">
            <text:p text:style-name="Table_20_Contents"/>
          </table:table-cell>
          <table:table-cell table:style-name="Tabell15.A2" office:value-type="string">
            <text:p text:style-name="Table_20_Contents"/>
          </table:table-cell>
          <table:table-cell table:style-name="Tabell15.A2" office:value-type="string">
            <text:p text:style-name="Table_20_Contents">16.1</text:p>
          </table:table-cell>
          <table:covered-table-cell/>
        </table:table-row>
        <table:table-row table:style-name="Tabell15.1">
          <table:table-cell table:style-name="Tabell15.A2" office:value-type="string">
            <text:p text:style-name="Table_20_Contents">Format</text:p>
          </table:table-cell>
          <table:table-cell table:style-name="Tabell15.A2" office:value-type="string">
            <text:p text:style-name="Table_20_Contents"/>
          </table:table-cell>
          <table:table-cell table:style-name="Tabell15.A2" office:value-type="string">
            <text:p text:style-name="Table_20_Contents"/>
          </table:table-cell>
          <table:table-cell table:style-name="Tabell15.A2" office:value-type="string">
            <text:p text:style-name="Table_20_Contents">16.2</text:p>
          </table:table-cell>
          <table:covered-table-cell/>
        </table:table-row>
        <table:table-row table:style-name="Tabell15.1">
          <table:table-cell table:style-name="Tabell15.A2" office:value-type="string">
            <text:p text:style-name="Table_20_Contents">YouTube</text:p>
          </table:table-cell>
          <table:table-cell table:style-name="Tabell15.A2" office:value-type="string">
            <text:p text:style-name="Table_20_Contents"/>
          </table:table-cell>
          <table:table-cell table:style-name="Tabell15.A2" office:value-type="string">
            <text:p text:style-name="Table_20_Contents">(Ej utlovad)</text:p>
          </table:table-cell>
          <table:table-cell table:style-name="Tabell15.A2" office:value-type="string">
            <text:p text:style-name="Table_20_Contents">16.3</text:p>
          </table:table-cell>
          <table:table-cell table:style-name="Tabell15.E2" office:value-type="string">
            <text:p text:style-name="P3">16A</text:p>
            <text:p text:style-name="P3">16B</text:p>
          </table:table-cell>
        </table:table-row>
        <table:table-row table:style-name="Tabell15.1">
          <table:table-cell table:style-name="Tabell15.A2" office:value-type="string">
            <text:p text:style-name="Table_20_Contents">HTML5 audio</text:p>
          </table:table-cell>
          <table:table-cell table:style-name="Tabell15.A2" office:value-type="string">
            <text:p text:style-name="Table_20_Contents"/>
          </table:table-cell>
          <table:table-cell table:style-name="Tabell15.A2" office:value-type="string">
            <text:p text:style-name="Table_20_Contents">(Ej utlovad)</text:p>
          </table:table-cell>
          <table:table-cell table:style-name="Tabell15.A2" office:value-type="string">
            <text:p text:style-name="Table_20_Contents">16.4</text:p>
          </table:table-cell>
          <table:table-cell table:style-name="Tabell15.E2" office:value-type="string">
            <text:p text:style-name="P3"/>
          </table:table-cell>
        </table:table-row>
        <table:table-row table:style-name="Tabell15.1">
          <table:table-cell table:style-name="Tabell15.A2" office:value-type="string">
            <text:p text:style-name="Table_20_Contents">HTML5 video</text:p>
          </table:table-cell>
          <table:table-cell table:style-name="Tabell15.A2" office:value-type="string">
            <text:p text:style-name="Table_20_Contents"/>
          </table:table-cell>
          <table:table-cell table:style-name="Tabell15.A2" office:value-type="string">
            <text:p text:style-name="P5">(Ej utlovad)</text:p>
          </table:table-cell>
          <table:table-cell table:style-name="Tabell15.A2" office:value-type="string">
            <text:p text:style-name="Table_20_Contents">16.5</text:p>
          </table:table-cell>
          <table:table-cell table:style-name="Tabell15.E2" office:value-type="string">
            <text:p text:style-name="P3"/>
          </table:table-cell>
        </table:table-row>
        <table:table-row table:style-name="Tabell15.1">
          <table:table-cell table:style-name="Tabell15.A2" office:value-type="string">
            <text:p text:style-name="Table_20_Contents">Tillgänglighet (textning)</text:p>
          </table:table-cell>
          <table:table-cell table:style-name="Tabell15.A2" office:value-type="string">
            <text:p text:style-name="Table_20_Contents"/>
          </table:table-cell>
          <table:table-cell table:style-name="Tabell15.A2" office:value-type="string">
            <text:p text:style-name="P5">(Ej utlovad)</text:p>
          </table:table-cell>
          <table:table-cell table:style-name="Tabell15.A2" office:value-type="string">
            <text:p text:style-name="Table_20_Contents">16.6</text:p>
          </table:table-cell>
          <table:table-cell table:style-name="Tabell15.E2" office:value-type="string">
            <text:p text:style-name="P3"/>
          </table:table-cell>
        </table:table-row>
        <table:table-row table:style-name="Tabell15.1">
          <table:table-cell table:style-name="Tabell15.A2" office:value-type="string">
            <text:p text:style-name="Table_20_Contents">Flash</text:p>
          </table:table-cell>
          <table:table-cell table:style-name="Tabell15.A2" office:value-type="string">
            <text:p text:style-name="Table_20_Contents"/>
          </table:table-cell>
          <table:table-cell table:style-name="Tabell15.A2" office:value-type="string">
            <text:p text:style-name="Table_20_Contents"/>
          </table:table-cell>
          <table:table-cell table:style-name="Tabell15.A2" office:value-type="string">
            <text:p text:style-name="Table_20_Contents">16.7</text:p>
          </table:table-cell>
          <table:table-cell table:style-name="Tabell15.E9" office:value-type="string">
            <text:p text:style-name="P3"/>
          </table:table-cell>
        </table:table-row>
      </table:table>
      <text:p text:style-name="Text_20_body"/>
      <text:h text:style-name="Heading_20_2" text:outline-level="2">Kapitel 17 – Tillgänglighet</text:h>
      <text:p text:style-name="Text_20_body"/>
      <table:table table:name="Tabell16" table:style-name="Tabell16">
        <table:table-column table:style-name="Tabell16.A"/>
        <table:table-column table:style-name="Tabell16.B"/>
        <table:table-column table:style-name="Tabell16.C"/>
        <table:table-column table:style-name="Tabell16.D"/>
        <table:table-column table:style-name="Tabell16.E"/>
        <table:table-header-rows>
          <table:table-row table:style-name="Tabell16.1">
            <table:table-cell table:style-name="Tabell16.A1" office:value-type="string">
              <text:p text:style-name="P1">Vad</text:p>
            </table:table-cell>
            <table:table-cell table:style-name="Tabell16.A1" office:value-type="string">
              <text:p text:style-name="P1">Fart</text:p>
            </table:table-cell>
            <table:table-cell table:style-name="Tabell16.A1" office:value-type="string">
              <text:p text:style-name="P1">Video</text:p>
            </table:table-cell>
            <table:table-cell table:style-name="Tabell16.A1" office:value-type="string">
              <text:p text:style-name="P1">Läroboken</text:p>
            </table:table-cell>
            <table:table-cell table:style-name="Tabell16.E1" office:value-type="string">
              <text:p text:style-name="P1">Arbetsboken</text:p>
            </table:table-cell>
          </table:table-row>
        </table:table-header-rows>
        <table:table-row table:style-name="Tabell16.1">
          <table:table-cell table:style-name="Tabell16.A2" office:value-type="string">
            <text:p text:style-name="Table_20_Contents">(Intro)</text:p>
          </table:table-cell>
          <table:table-cell table:style-name="Tabell16.A2" office:value-type="string">
            <text:p text:style-name="Table_20_Contents"/>
          </table:table-cell>
          <table:table-cell table:style-name="Tabell16.A2" office:value-type="string">
            <text:p text:style-name="Table_20_Contents"/>
          </table:table-cell>
          <table:table-cell table:style-name="Tabell16.A2" office:value-type="string">
            <text:p text:style-name="Table_20_Contents">17</text:p>
          </table:table-cell>
          <table:table-cell table:style-name="Tabell16.E2" table:number-rows-spanned="3" office:value-type="string">
            <text:p text:style-name="P3"/>
            <text:p text:style-name="P3"/>
            <text:p text:style-name="P3"/>
            <text:p text:style-name="P3">17.1</text:p>
          </table:table-cell>
        </table:table-row>
        <table:table-row table:style-name="Tabell16.1">
          <table:table-cell table:style-name="Tabell16.A2" office:value-type="string">
            <text:p text:style-name="Table_20_Contents">Maximal räckvidd</text:p>
          </table:table-cell>
          <table:table-cell table:style-name="Tabell16.A2" office:value-type="string">
            <text:p text:style-name="Table_20_Contents"/>
          </table:table-cell>
          <table:table-cell table:style-name="Tabell16.A2" office:value-type="string">
            <text:p text:style-name="Table_20_Contents"/>
          </table:table-cell>
          <table:table-cell table:style-name="Tabell16.A2" office:value-type="string">
            <text:p text:style-name="Table_20_Contents">17.1</text:p>
          </table:table-cell>
          <table:covered-table-cell/>
        </table:table-row>
        <table:table-row table:style-name="Tabell16.1">
          <table:table-cell table:style-name="Tabell16.A2" office:value-type="string">
            <text:p text:style-name="Table_20_Contents">Tillgänglig design</text:p>
          </table:table-cell>
          <table:table-cell table:style-name="Tabell16.A2" office:value-type="string">
            <text:p text:style-name="Table_20_Contents"/>
          </table:table-cell>
          <table:table-cell table:style-name="Tabell16.A2" office:value-type="string">
            <text:p text:style-name="Table_20_Contents">(Ej utlovad)</text:p>
          </table:table-cell>
          <table:table-cell table:style-name="Tabell16.A2" office:value-type="string">
            <text:p text:style-name="Table_20_Contents">17.2 – 17.2.3</text:p>
          </table:table-cell>
          <table:covered-table-cell/>
        </table:table-row>
        <table:table-row table:style-name="Tabell16.1">
          <table:table-cell table:style-name="Tabell16.A2" office:value-type="string">
            <text:p text:style-name="Table_20_Contents">ARIA</text:p>
          </table:table-cell>
          <table:table-cell table:style-name="Tabell16.A2" office:value-type="string">
            <text:p text:style-name="Table_20_Contents"/>
          </table:table-cell>
          <table:table-cell table:style-name="Tabell16.A2" office:value-type="string">
            <text:p text:style-name="Table_20_Contents">(Ej utlovad)</text:p>
          </table:table-cell>
          <table:table-cell table:style-name="Tabell16.A2" office:value-type="string">
            <text:p text:style-name="Table_20_Contents">17.3 – 17.3.1</text:p>
          </table:table-cell>
          <table:table-cell table:style-name="Tabell16.E2" office:value-type="string">
            <text:p text:style-name="P3">17A</text:p>
          </table:table-cell>
        </table:table-row>
        <table:table-row table:style-name="Tabell16.1">
          <table:table-cell table:style-name="Tabell16.A2" office:value-type="string">
            <text:p text:style-name="Table_20_Contents">Onödig ”tillgänglighet”</text:p>
          </table:table-cell>
          <table:table-cell table:style-name="Tabell16.A2" office:value-type="string">
            <text:p text:style-name="Table_20_Contents"/>
          </table:table-cell>
          <table:table-cell table:style-name="Tabell16.A2" office:value-type="string">
            <text:p text:style-name="Table_20_Contents"/>
          </table:table-cell>
          <table:table-cell table:style-name="Tabell16.A2" office:value-type="string">
            <text:p text:style-name="Table_20_Contents">17.4</text:p>
          </table:table-cell>
          <table:table-cell table:style-name="Tabell16.E2" office:value-type="string">
            <text:p text:style-name="P3"/>
          </table:table-cell>
        </table:table-row>
        <text:soft-page-break/>
        <table:table-row table:style-name="Tabell16.1">
          <table:table-cell table:style-name="Tabell16.A2" office:value-type="string">
            <text:p text:style-name="Table_20_Contents">Testning med verktyg</text:p>
          </table:table-cell>
          <table:table-cell table:style-name="Tabell16.A2" office:value-type="string">
            <text:p text:style-name="Table_20_Contents"/>
          </table:table-cell>
          <table:table-cell table:style-name="Tabell16.A2" office:value-type="string">
            <text:p text:style-name="P5">(Ej utlovad)</text:p>
          </table:table-cell>
          <table:table-cell table:style-name="Tabell16.A2" office:value-type="string">
            <text:p text:style-name="Table_20_Contents">17.5</text:p>
          </table:table-cell>
          <table:table-cell table:style-name="Tabell16.E2" office:value-type="string">
            <text:p text:style-name="P3">17B</text:p>
          </table:table-cell>
        </table:table-row>
      </table:table>
      <text:p text:style-name="Text_20_body"/>
      <text:p text:style-name="Text_20_body"/>
      <text:p text:style-name="Text_20_body"/>
      <text:p text:style-name="Text_20_body"/>
      <text:p text:style-name="Text_20_body"/>
      <text:h text:style-name="Heading_20_2" text:outline-level="2">Kapitel 18 – Säkerhet</text:h>
      <text:p text:style-name="Text_20_body"/>
      <table:table table:name="Tabell17" table:style-name="Tabell17">
        <table:table-column table:style-name="Tabell17.A"/>
        <table:table-column table:style-name="Tabell17.B"/>
        <table:table-column table:style-name="Tabell17.C"/>
        <table:table-column table:style-name="Tabell17.D"/>
        <table:table-column table:style-name="Tabell17.E"/>
        <table:table-header-rows>
          <table:table-row table:style-name="Tabell17.1">
            <table:table-cell table:style-name="Tabell17.A1" office:value-type="string">
              <text:p text:style-name="P1">Vad</text:p>
            </table:table-cell>
            <table:table-cell table:style-name="Tabell17.A1" office:value-type="string">
              <text:p text:style-name="P1">Fart</text:p>
            </table:table-cell>
            <table:table-cell table:style-name="Tabell17.A1" office:value-type="string">
              <text:p text:style-name="P1">Video</text:p>
            </table:table-cell>
            <table:table-cell table:style-name="Tabell17.A1" office:value-type="string">
              <text:p text:style-name="P1">Läroboken</text:p>
            </table:table-cell>
            <table:table-cell table:style-name="Tabell17.E1" office:value-type="string">
              <text:p text:style-name="P1">Arbetsboken</text:p>
            </table:table-cell>
          </table:table-row>
        </table:table-header-rows>
        <table:table-row table:style-name="Tabell17.1">
          <table:table-cell table:style-name="Tabell17.A2" office:value-type="string">
            <text:p text:style-name="Table_20_Contents">(Intro)</text:p>
          </table:table-cell>
          <table:table-cell table:style-name="Tabell17.A2" office:value-type="string">
            <text:p text:style-name="Table_20_Contents"/>
          </table:table-cell>
          <table:table-cell table:style-name="Tabell17.A2" office:value-type="string">
            <text:p text:style-name="Table_20_Contents"/>
          </table:table-cell>
          <table:table-cell table:style-name="Tabell17.A2" office:value-type="string">
            <text:p text:style-name="Table_20_Contents">18</text:p>
          </table:table-cell>
          <table:table-cell table:style-name="Tabell17.E2" table:number-rows-spanned="8" office:value-type="string">
            <text:p text:style-name="P3"/>
            <text:p text:style-name="P3"/>
            <text:p text:style-name="P3"/>
            <text:p text:style-name="P3"/>
            <text:p text:style-name="P3"/>
            <text:p text:style-name="P3"/>
            <text:p text:style-name="P3"/>
            <text:p text:style-name="P3"/>
            <text:p text:style-name="P3"/>
            <text:p text:style-name="P3"/>
            <text:p text:style-name="P3">18.1</text:p>
          </table:table-cell>
        </table:table-row>
        <table:table-row table:style-name="Tabell17.1">
          <table:table-cell table:style-name="Tabell17.A2" office:value-type="string">
            <text:p text:style-name="Table_20_Contents">Teori</text:p>
          </table:table-cell>
          <table:table-cell table:style-name="Tabell17.A2" office:value-type="string">
            <text:p text:style-name="Table_20_Contents"/>
          </table:table-cell>
          <table:table-cell table:style-name="Tabell17.A2" office:value-type="string">
            <text:p text:style-name="Table_20_Contents"/>
          </table:table-cell>
          <table:table-cell table:style-name="Tabell17.A2" office:value-type="string">
            <text:p text:style-name="Table_20_Contents">18.1</text:p>
          </table:table-cell>
          <table:covered-table-cell/>
        </table:table-row>
        <table:table-row table:style-name="Tabell17.1">
          <table:table-cell table:style-name="Tabell17.A2" office:value-type="string">
            <text:p text:style-name="Table_20_Contents">Filter input – escape output</text:p>
          </table:table-cell>
          <table:table-cell table:style-name="Tabell17.A2" office:value-type="string">
            <text:p text:style-name="Table_20_Contents"/>
          </table:table-cell>
          <table:table-cell table:style-name="Tabell17.A2" office:value-type="string">
            <text:p text:style-name="Table_20_Contents">(Ej utlovad)</text:p>
          </table:table-cell>
          <table:table-cell table:style-name="Tabell17.A2" office:value-type="string">
            <text:p text:style-name="Table_20_Contents">18.1.1</text:p>
          </table:table-cell>
          <table:covered-table-cell/>
        </table:table-row>
        <table:table-row table:style-name="Tabell17.1">
          <table:table-cell table:style-name="Tabell17.A2" office:value-type="string">
            <text:p text:style-name="Table_20_Contents">Whitelist, blacklist</text:p>
          </table:table-cell>
          <table:table-cell table:style-name="Tabell17.A2" office:value-type="string">
            <text:p text:style-name="Table_20_Contents"/>
          </table:table-cell>
          <table:table-cell table:style-name="Tabell17.A2" office:value-type="string">
            <text:p text:style-name="Table_20_Contents"/>
          </table:table-cell>
          <table:table-cell table:style-name="Tabell17.A2" office:value-type="string">
            <text:p text:style-name="Table_20_Contents">18.1.2</text:p>
          </table:table-cell>
          <table:covered-table-cell/>
        </table:table-row>
        <table:table-row table:style-name="Tabell17.1">
          <table:table-cell table:style-name="Tabell17.A2" office:value-type="string">
            <text:p text:style-name="Table_20_Contents">Lösenord</text:p>
          </table:table-cell>
          <table:table-cell table:style-name="Tabell17.A2" office:value-type="string">
            <text:p text:style-name="Table_20_Contents"/>
          </table:table-cell>
          <table:table-cell table:style-name="Tabell17.A2" office:value-type="string">
            <text:p text:style-name="Table_20_Contents">(Ej utlovad)</text:p>
          </table:table-cell>
          <table:table-cell table:style-name="Tabell17.A2" office:value-type="string">
            <text:p text:style-name="Table_20_Contents">18.2</text:p>
          </table:table-cell>
          <table:covered-table-cell/>
        </table:table-row>
        <table:table-row table:style-name="Tabell17.1">
          <table:table-cell table:style-name="Tabell17.A2" office:value-type="string">
            <text:p text:style-name="Table_20_Contents">XSS</text:p>
          </table:table-cell>
          <table:table-cell table:style-name="Tabell17.A2" office:value-type="string">
            <text:p text:style-name="Table_20_Contents"/>
          </table:table-cell>
          <table:table-cell table:style-name="Tabell17.A2" office:value-type="string">
            <text:p text:style-name="P5"/>
          </table:table-cell>
          <table:table-cell table:style-name="Tabell17.A2" office:value-type="string">
            <text:p text:style-name="Table_20_Contents">18.3</text:p>
          </table:table-cell>
          <table:covered-table-cell/>
        </table:table-row>
        <table:table-row table:style-name="Tabell17.1">
          <table:table-cell table:style-name="Tabell17.A2" office:value-type="string">
            <text:p text:style-name="Table_20_Contents">Andra injektioner</text:p>
          </table:table-cell>
          <table:table-cell table:style-name="Tabell17.A2" office:value-type="string">
            <text:p text:style-name="Table_20_Contents"/>
          </table:table-cell>
          <table:table-cell table:style-name="Tabell17.A2" office:value-type="string">
            <text:p text:style-name="P5"/>
          </table:table-cell>
          <table:table-cell table:style-name="Tabell17.A2" office:value-type="string">
            <text:p text:style-name="Table_20_Contents">18.4</text:p>
          </table:table-cell>
          <table:covered-table-cell/>
        </table:table-row>
        <table:table-row table:style-name="Tabell17.1">
          <table:table-cell table:style-name="Tabell17.A2" office:value-type="string">
            <text:p text:style-name="Table_20_Contents">Attacker mot förbindelsen</text:p>
          </table:table-cell>
          <table:table-cell table:style-name="Tabell17.A2" office:value-type="string">
            <text:p text:style-name="Table_20_Contents"/>
          </table:table-cell>
          <table:table-cell table:style-name="Tabell17.A2" office:value-type="string">
            <text:p text:style-name="P5"/>
          </table:table-cell>
          <table:table-cell table:style-name="Tabell17.A2" office:value-type="string">
            <text:p text:style-name="Table_20_Contents">18.5</text:p>
          </table:table-cell>
          <table:covered-table-cell/>
        </table:table-row>
        <table:table-row table:style-name="Tabell17.1">
          <table:table-cell table:style-name="Tabell17.A2" office:value-type="string">
            <text:p text:style-name="Table_20_Contents">&lt;iframe sandbox&gt;</text:p>
          </table:table-cell>
          <table:table-cell table:style-name="Tabell17.A2" office:value-type="string">
            <text:p text:style-name="Table_20_Contents">Fördjupning</text:p>
          </table:table-cell>
          <table:table-cell table:style-name="Tabell17.A2" office:value-type="string">
            <text:p text:style-name="P5"/>
          </table:table-cell>
          <table:table-cell table:style-name="Tabell17.A2" office:value-type="string">
            <text:p text:style-name="Table_20_Contents">18.6</text:p>
          </table:table-cell>
          <table:table-cell table:style-name="Tabell17.E2" office:value-type="string">
            <text:p text:style-name="P3"/>
          </table:table-cell>
        </table:table-row>
        <table:table-row table:style-name="Tabell17.1">
          <table:table-cell table:style-name="Tabell17.A2" office:value-type="string">
            <text:p text:style-name="Table_20_Contents">Överbelastning</text:p>
          </table:table-cell>
          <table:table-cell table:style-name="Tabell17.A2" office:value-type="string">
            <text:p text:style-name="Table_20_Contents">Fördjupning</text:p>
          </table:table-cell>
          <table:table-cell table:style-name="Tabell17.A2" office:value-type="string">
            <text:p text:style-name="P5">(Ej utlovad)</text:p>
          </table:table-cell>
          <table:table-cell table:style-name="Tabell17.A2" office:value-type="string">
            <text:p text:style-name="Table_20_Contents"/>
          </table:table-cell>
          <table:table-cell table:style-name="Tabell17.E2" office:value-type="string">
            <text:p text:style-name="P3"/>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style:font-name="Liberation Sans" fo:font-size="11pt"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 fo:font-size="10.5pt"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Liberation Sans" fo:font-size="10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20_left">Version 2012-11-12<text:tab/><text:tab/>Sida <text:page-number text:select-page="current">10</text:page-number> av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Gunther</meta:initial-creator>
    <meta:creation-date>2012-09-11T00:02:24</meta:creation-date>
    <dc:date>2012-11-25T15:31:14</dc:date>
    <dc:creator>Lars Gunther</dc:creator>
    <meta:editing-duration>PT12H13M</meta:editing-duration>
    <meta:editing-cycles>27</meta:editing-cycles>
    <meta:generator>LibreOffice/3.5$Linux_X86_64 LibreOffice_project/350m1$Build-2</meta:generator>
    <meta:document-statistic meta:table-count="18" meta:image-count="0" meta:object-count="0" meta:page-count="10" meta:paragraph-count="738" meta:word-count="1597" meta:character-count="9636" meta:non-whitespace-character-count="8772"/>
  </office:meta>
</office:document-meta>
</file>